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C000" style:repeat-content="false"/>
      <style:paragraph-properties fo:text-align="start" fo:margin-left="0cm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fo:background-color="#FFC000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="2pt solid #CCCCCC" style:vertical-align="top" fo:wrap-option="wrap" fo:background-color="#EEEEEE" style:repeat-content="false"/>
      <style:paragraph-properties fo:text-align="start" fo:margin-left="0cm"/>
      <style:text-properties fo:color="#333333"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2pt solid #CCCCCC" style:vertical-align="top" fo:wrap-option="wrap" fo:background-color="#FFFFFF"/>
      <style:text-properties fo:color="#333333"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fo:border="2pt solid #CCCCCC" style:vertical-align="top" fo:wrap-option="wrap" fo:background-color="#FFFF00"/>
      <style:text-properties fo:color="#333333"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fo:border-top="none" fo:border-bottom="none" fo:border-left="2pt solid #CCCCCC" fo:border-right="2pt solid #CCCCCC" style:vertical-align="top" fo:wrap-option="wrap" fo:background-color="#FFFFFF"/>
      <style:text-properties fo:color="#333333" style:font-name="Arial" style:font-name-asian="Arial" style:font-name-complex="Arial" style:font-family-generic="swiss"/>
    </style:style>
    <style:style style:name="ce30" style:family="table-cell" style:parent-style-name="Default" style:data-style-name="N0">
      <style:table-cell-properties fo:border="2pt solid #CCCCCC" style:vertical-align="top" fo:wrap-option="wrap" fo:background-color="#92D050"/>
      <style:text-properties fo:color="#333333"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fo:border="2pt solid #CCCCCC" style:vertical-align="top" fo:wrap-option="wrap" fo:background-color="#ED7D31"/>
      <style:text-properties fo:color="#333333" style:font-name="Arial" style:font-name-asian="Arial" style:font-name-complex="Arial" style:font-family-generic="swiss"/>
    </style:style>
    <style:style style:name="ce32" style:family="table-cell" style:parent-style-name="Default" style:data-style-name="N0">
      <style:table-cell-properties style:vertical-align="automatic" fo:wrap-option="wrap"/>
    </style:style>
    <style:style style:name="ce33" style:family="table-cell" style:parent-style-name="Default" style:data-style-name="N0">
      <style:table-cell-properties fo:border="2pt solid #CCCCCC" style:vertical-align="top" fo:wrap-option="wrap" fo:background-color="#C00000"/>
      <style:text-properties fo:color="#333333"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17083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22.2514583333333cm" style:use-optimal-column-width="true"/>
    </style:style>
    <style:style style:name="co6" style:family="table-column">
      <style:table-column-properties fo:break-before="auto" style:column-width="6.56166666666667cm" style:use-optimal-column-width="true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47145833333333cm"/>
    </style:style>
    <style:style style:name="co9" style:family="table-column">
      <style:table-column-properties fo:break-before="auto" style:column-width="1.79916666666667cm" style:use-optimal-column-width="true"/>
    </style:style>
    <style:style style:name="co10" style:family="table-column">
      <style:table-column-properties fo:break-before="auto" style:column-width="5.21229166666667cm"/>
    </style:style>
    <style:style style:name="co11" style:family="table-column">
      <style:table-column-properties fo:break-before="auto" style:column-width="5.23875cm"/>
    </style:style>
    <style:style style:name="co12" style:family="table-column">
      <style:table-column-properties fo:break-before="auto" style:column-width="5.08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8.281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57pt" style:use-optimal-row-height="true" fo:break-before="auto"/>
    </style:style>
    <style:style style:name="ro8" style:family="table-row">
      <style:table-row-properties style:row-height="85.5pt" style:use-optimal-row-height="true" fo:break-before="auto"/>
    </style:style>
    <style:style style:name="ro9" style:family="table-row">
      <style:table-row-properties style:row-height="42.75pt" style:use-optimal-row-height="true" fo:break-before="auto"/>
    </style:style>
    <style:style style:name="ro10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операция</text:p>
          </table:table-cell>
          <table:table-cell office:value-type="string" table:style-name="ce3">
            <text:p>наименование операций</text:p>
          </table:table-cell>
          <table:table-cell office:value-type="string" table:style-name="ce3">
            <text:p>Столбец1</text:p>
          </table:table-cell>
          <table:table-cell office:value-type="string" table:style-name="ce3">
            <text:p>деление</text:p>
          </table:table-cell>
          <table:table-cell office:value-type="string" table:style-name="ce4">
            <text:p>предложение</text:p>
          </table:table-cell>
          <table:table-cell office:value-type="string" table:style-name="ce5">
            <text:p>Пункт меню</text:p>
          </table:table-cell>
          <table:table-cell table:number-columns-repeated="16378"/>
        </table:table-row>
        <table:table-row table:style-name="ro2">
          <table:table-cell office:value-type="float" office:value="1010" table:style-name="ce6">
            <text:p>1010</text:p>
          </table:table-cell>
          <table:table-cell office:value-type="string" table:style-name="ce7">
            <text:p>Внесение на счет клиента - рубли</text:p>
          </table:table-cell>
          <table:table-cell office:value-type="string" table:style-name="ce7">
            <text:p>ЕФР</text:p>
          </table:table-cell>
          <table:table-cell office:value-type="string" table:style-name="ce7">
            <text:p>приход</text:p>
          </table:table-cell>
          <table:table-cell office:value-type="string" table:style-name="ce8">
            <text:p>(Front + Api) Если счет рублевый, то пополнять можно рублями и любой валютой</text:p>
            <text:p>Если счет валютный, то пополнять можно только валютой счета</text:p>
          </table:table-cell>
          <table:table-cell office:value-type="string" table:style-name="ce5">
            <text:p>3102010,3102020,7102010,7102020</text:p>
          </table:table-cell>
          <table:table-cell table:number-columns-repeated="16378"/>
        </table:table-row>
        <table:table-row table:style-name="ro2">
          <table:table-cell office:value-type="float" office:value="1011" table:style-name="ce6">
            <text:p>1011</text:p>
          </table:table-cell>
          <table:table-cell office:value-type="string" table:style-name="ce7">
            <text:p>Внесение на счет клиента - валюта</text:p>
          </table:table-cell>
          <table:table-cell office:value-type="string" table:style-name="ce7">
            <text:p>ЕФР</text:p>
          </table:table-cell>
          <table:table-cell office:value-type="string" table:style-name="ce7">
            <text:p>приход</text:p>
          </table:table-cell>
          <table:table-cell office:value-type="string" table:style-name="ce8">
            <text:p>(Front + Api) Если счет рублевый, то пополнять можно рублями <text:s/>и любой валютой</text:p>
            <text:p>Если счет валютный, то пополнять можно только валютой счета</text:p>
          </table:table-cell>
          <table:table-cell office:value-type="string" table:style-name="ce5">
            <text:p>3102010,3102020,7102010,71020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012.51</text:p>
          </table:table-cell>
          <table:table-cell office:value-type="string" table:style-name="ce7">
            <text:p>Выдача со счета клиента - рубли</text:p>
          </table:table-cell>
          <table:table-cell office:value-type="string" table:style-name="ce7">
            <text:p>ЕФР</text:p>
          </table:table-cell>
          <table:table-cell office:value-type="string" table:style-name="ce7">
            <text:p>расход</text:p>
          </table:table-cell>
          <table:table-cell office:value-type="string" table:style-name="ce9">
            <text:p>Профайл + react (если рублевый счет, то снимать только в рублях, если валютный счет, то снимать в рублях или usd)</text:p>
          </table:table-cell>
          <table:table-cell office:value-type="string" table:style-name="ce5">
            <text:p>3102030,3102040,7102030,710204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012.54</text:p>
          </table:table-cell>
          <table:table-cell office:value-type="string" table:style-name="ce7">
            <text:p>Выдача со счета займа и кредита клиента - рубли</text:p>
          </table:table-cell>
          <table:table-cell office:value-type="string" table:style-name="ce7">
            <text:p>ЕФР</text:p>
          </table:table-cell>
          <table:table-cell office:value-type="string" table:style-name="ce7">
            <text:p>расход</text:p>
          </table:table-cell>
          <table:table-cell office:value-type="string" table:style-name="ce9">
            <text:p>Профайл + react (если рублевый счет, то снимать только в рублях, если валютный счет, то снимать в рублях или usd)</text:p>
          </table:table-cell>
          <table:table-cell office:value-type="string" table:style-name="ce5">
            <text:p>3102030,3102040,7102030,710204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012.55</text:p>
          </table:table-cell>
          <table:table-cell office:value-type="string" table:style-name="ce7">
            <text:p>Выдача со счета по вкладу клиента - рубли</text:p>
          </table:table-cell>
          <table:table-cell office:value-type="string" table:style-name="ce7">
            <text:p>ЕФР</text:p>
          </table:table-cell>
          <table:table-cell office:value-type="string" table:style-name="ce7">
            <text:p>расход</text:p>
          </table:table-cell>
          <table:table-cell office:value-type="string" table:style-name="ce9">
            <text:p>Профайл + react (если рублевый счет, то снимать только в рублях, если валютный счет, то снимать в рублях или usd)</text:p>
          </table:table-cell>
          <table:table-cell office:value-type="string" table:style-name="ce5">
            <text:p>3102030,3102040,7102030,7102040</text:p>
          </table:table-cell>
          <table:table-cell table:number-columns-repeated="16378"/>
        </table:table-row>
        <table:table-row table:style-name="ro1">
          <table:table-cell office:value-type="float" office:value="1013" table:style-name="ce6">
            <text:p>1013</text:p>
          </table:table-cell>
          <table:table-cell office:value-type="string" table:style-name="ce7">
            <text:p>Выдача со счета клиента - валюта</text:p>
          </table:table-cell>
          <table:table-cell office:value-type="string" table:style-name="ce7">
            <text:p>ЕФР</text:p>
          </table:table-cell>
          <table:table-cell office:value-type="string" table:style-name="ce7">
            <text:p>расход</text:p>
          </table:table-cell>
          <table:table-cell office:value-type="string" table:style-name="ce9">
            <text:p>Профайл + react (если рублевый счет, то снимать только в рублях, если валютный счет, то снимать в рублях или usd)</text:p>
          </table:table-cell>
          <table:table-cell office:value-type="string" table:style-name="ce5">
            <text:p>3102030,3102040,7102030,7102040</text:p>
          </table:table-cell>
          <table:table-cell table:number-columns-repeated="16378"/>
        </table:table-row>
        <table:table-row table:style-name="ro1">
          <table:table-cell office:value-type="float" office:value="1022" table:style-name="ce6">
            <text:p>1022</text:p>
          </table:table-cell>
          <table:table-cell office:value-type="string" table:style-name="ce7">
            <text:p>Выдача с текущего валютного счета БИСквит в рублях</text:p>
          </table:table-cell>
          <table:table-cell office:value-type="string" table:style-name="ce7">
            <text:p>ЕФР</text:p>
          </table:table-cell>
          <table:table-cell office:value-type="string" table:style-name="ce7">
            <text:p>расход</text:p>
          </table:table-cell>
          <table:table-cell office:value-type="string" table:style-name="ce9">
            <text:p>(Front + api) Валютный счет: снимать только в рублях или usd</text:p>
          </table:table-cell>
          <table:table-cell office:value-type="string" table:style-name="ce5">
            <text:p>3102030,3102040,7102030,7102040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1023</text:p>
          </table:table-cell>
          <table:table-cell office:value-type="string" table:style-name="ce11">
            <text:p>Выдача с текущего валютного счета БИСквит</text:p>
          </table:table-cell>
          <table:table-cell office:value-type="string" table:style-name="ce11">
            <text:p>ЕФР</text:p>
          </table:table-cell>
          <table:table-cell office:value-type="string" table:style-name="ce7">
            <text:p>идти к Ильину</text:p>
          </table:table-cell>
          <table:table-cell table:style-name="ce9"/>
          <table:table-cell office:value-type="string" table:style-name="ce5">
            <text:p>3102030,3102040,7102030,7102040</text:p>
          </table:table-cell>
          <table:table-cell table:number-columns-repeated="16378"/>
        </table:table-row>
        <table:table-row table:style-name="ro3">
          <table:table-cell office:value-type="float" office:value="1032" table:style-name="ce12">
            <text:p>1032</text:p>
          </table:table-cell>
          <table:table-cell office:value-type="string" table:style-name="ce11">
            <text:p>Выдача по валютной закрытой карте в рублях</text:p>
          </table:table-cell>
          <table:table-cell table:style-name="ce11"/>
          <table:table-cell office:value-type="string" table:style-name="ce11">
            <text:p>расход</text:p>
          </table:table-cell>
          <table:table-cell office:value-type="string" table:style-name="ce13">
            <text:p>(Front + api) Валютный счет: снимать только в рублях или usd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6">
            <text:p>1241.BQ</text:p>
          </table:table-cell>
          <table:table-cell office:value-type="string" table:style-name="ce7">
            <text:p>Выдача с валютного вклада БИСквит (без закрытия) в рублях</text:p>
          </table:table-cell>
          <table:table-cell office:value-type="string" table:style-name="ce7">
            <text:p>ЕФР</text:p>
          </table:table-cell>
          <table:table-cell office:value-type="string" table:style-name="ce7">
            <text:p>расход</text:p>
          </table:table-cell>
          <table:table-cell office:value-type="string" table:style-name="ce9">
            <text:p>Снимать только в рублях или usd</text:p>
          </table:table-cell>
          <table:table-cell office:value-type="float" office:value="3201000" table:style-name="ce5">
            <text:p>320100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244.BQ</text:p>
          </table:table-cell>
          <table:table-cell office:value-type="string" table:style-name="ce7">
            <text:p>Выдача с валютного вклада БИСквит (с закрытием) в рублях</text:p>
          </table:table-cell>
          <table:table-cell office:value-type="string" table:style-name="ce7">
            <text:p>ЕФР</text:p>
          </table:table-cell>
          <table:table-cell office:value-type="string" table:style-name="ce7">
            <text:p>расход</text:p>
          </table:table-cell>
          <table:table-cell office:value-type="string" table:style-name="ce9">
            <text:p>Снимать только в рублях или usd</text:p>
          </table:table-cell>
          <table:table-cell office:value-type="float" office:value="3202000" table:style-name="ce5">
            <text:p>3202000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1244.CFT</text:p>
          </table:table-cell>
          <table:table-cell office:value-type="string" table:style-name="ce7">
            <text:p>Выдача с валютного вклада (с закрытием) в рублях</text:p>
          </table:table-cell>
          <table:table-cell office:value-type="string" table:style-name="ce7">
            <text:p>ЕФР</text:p>
          </table:table-cell>
          <table:table-cell office:value-type="string" table:style-name="ce7">
            <text:p>идти к Ильину</text:p>
          </table:table-cell>
          <table:table-cell office:value-type="string" table:style-name="ce9">
            <text:p>Снимать только в рублях или usd</text:p>
          </table:table-cell>
          <table:table-cell office:value-type="float" office:value="3202000" table:style-name="ce5">
            <text:p>3202000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1242.BQ</text:p>
          </table:table-cell>
          <table:table-cell office:value-type="string" table:style-name="ce11">
            <text:p>Выдача с валютного вклада БИСквит (без закрытия) в валюте</text:p>
          </table:table-cell>
          <table:table-cell office:value-type="string" table:style-name="ce11">
            <text:p>ЕФР</text:p>
          </table:table-cell>
          <table:table-cell office:value-type="string" table:style-name="ce7">
            <text:p>идти к Ильину</text:p>
          </table:table-cell>
          <table:table-cell office:value-type="string" table:style-name="ce9">
            <text:p>Снимать только в рублях или usd</text:p>
          </table:table-cell>
          <table:table-cell office:value-type="float" office:value="3201000" table:style-name="ce5">
            <text:p>3201000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1242.CFT</text:p>
          </table:table-cell>
          <table:table-cell office:value-type="string" table:style-name="ce11">
            <text:p>Выдача с валютного вклада (без закрытия) в валюте</text:p>
          </table:table-cell>
          <table:table-cell office:value-type="string" table:style-name="ce11">
            <text:p>ЕФР</text:p>
          </table:table-cell>
          <table:table-cell office:value-type="string" table:style-name="ce7">
            <text:p>идти к Ильину</text:p>
          </table:table-cell>
          <table:table-cell office:value-type="string" table:style-name="ce9">
            <text:p>Снимать только в рублях или usd</text:p>
          </table:table-cell>
          <table:table-cell office:value-type="float" office:value="3201000" table:style-name="ce5">
            <text:p>3201000</text:p>
          </table:table-cell>
          <table:table-cell table:number-columns-repeated="16378"/>
        </table:table-row>
        <table:table-row table:style-name="ro2">
          <table:table-cell office:value-type="float" office:value="2091" table:style-name="ce6">
            <text:p>2091</text:p>
          </table:table-cell>
          <table:table-cell office:value-type="string" table:style-name="ce7">
            <text:p>Прием наличных рублей для пополнения карты Profile</text:p>
          </table:table-cell>
          <table:table-cell table:style-name="ce7"/>
          <table:table-cell office:value-type="string" table:style-name="ce7">
            <text:p>приход</text:p>
          </table:table-cell>
          <table:table-cell office:value-type="string" table:style-name="ce8">
            <text:p>PROCESSING_CURRENCY_ID Если счет рублевый, то пополнять можно рублями <text:s/>и любой валютой</text:p>
            <text:p>Если счет валютный, то пополнять можно только валютой счета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2093" table:style-name="ce6">
            <text:p>2093</text:p>
          </table:table-cell>
          <table:table-cell office:value-type="string" table:style-name="ce7">
            <text:p>Прием наличной валюты для пополнения карт Profile</text:p>
          </table:table-cell>
          <table:table-cell table:style-name="ce7"/>
          <table:table-cell office:value-type="string" table:style-name="ce7">
            <text:p>приход</text:p>
          </table:table-cell>
          <table:table-cell office:value-type="string" table:style-name="ce8">
            <text:p>PROCESSING_CURRENCY_ID Можно только валютой счета (не рубли)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4101" table:style-name="ce6">
            <text:p>4101</text:p>
          </table:table-cell>
          <table:table-cell office:value-type="string" table:style-name="ce7">
            <text:p>Покупка наличной валюты за рубли</text:p>
          </table:table-cell>
          <table:table-cell table:style-name="ce7"/>
          <table:table-cell office:value-type="string" table:style-name="ce7">
            <text:p>приход</text:p>
          </table:table-cell>
          <table:table-cell office:value-type="string" table:style-name="ce9">
            <text:p>закрыть пункт?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4102" table:style-name="ce6">
            <text:p>4102</text:p>
          </table:table-cell>
          <table:table-cell office:value-type="string" table:style-name="ce7">
            <text:p>Продажа наличной валюты за рубли</text:p>
          </table:table-cell>
          <table:table-cell table:style-name="ce7"/>
          <table:table-cell office:value-type="string" table:style-name="ce7">
            <text:p>сделано</text:p>
          </table:table-cell>
          <table:table-cell office:value-type="string" table:style-name="ce9">
            <text:p>закрыть пункт?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4103" table:style-name="ce6">
            <text:p>4103</text:p>
          </table:table-cell>
          <table:table-cell office:value-type="string" table:style-name="ce7">
            <text:p>Покупка поврежденной валюты</text:p>
          </table:table-cell>
          <table:table-cell table:style-name="ce7"/>
          <table:table-cell office:value-type="string" table:style-name="ce7">
            <text:p>приход</text:p>
          </table:table-cell>
          <table:table-cell office:value-type="string" table:style-name="ce9">
            <text:p>закрыть пункт?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4108" table:style-name="ce6">
            <text:p>4108</text:p>
          </table:table-cell>
          <table:table-cell office:value-type="string" table:style-name="ce7">
            <text:p>Покупка валютной мелочи для операций из внешних систем</text:p>
          </table:table-cell>
          <table:table-cell table:style-name="ce7"/>
          <table:table-cell office:value-type="string" table:style-name="ce7">
            <text:p>приход</text:p>
          </table:table-cell>
          <table:table-cell office:value-type="string" table:style-name="ce9">
            <text:p>Лог удаление операции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4109" table:style-name="ce6">
            <text:p>4109</text:p>
          </table:table-cell>
          <table:table-cell office:value-type="string" table:style-name="ce7">
            <text:p>Продажа валютной мелочи для операций из внешних систем</text:p>
          </table:table-cell>
          <table:table-cell table:style-name="ce7"/>
          <table:table-cell office:value-type="string" table:style-name="ce7">
            <text:p>сделано</text:p>
          </table:table-cell>
          <table:table-cell office:value-type="string" table:style-name="ce9">
            <text:p>Лог удаление операции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4110" table:style-name="ce6">
            <text:p>4110</text:p>
          </table:table-cell>
          <table:table-cell office:value-type="string" table:style-name="ce7">
            <text:p>Прием на экспертизу валюты</text:p>
          </table:table-cell>
          <table:table-cell table:style-name="ce7"/>
          <table:table-cell office:value-type="string" table:style-name="ce7">
            <text:p>методология</text:p>
          </table:table-cell>
          <table:table-cell office:value-type="string" table:style-name="ce9">
            <text:p>закрыть пункт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4120" table:style-name="ce6">
            <text:p>4120</text:p>
          </table:table-cell>
          <table:table-cell office:value-type="string" table:style-name="ce7">
            <text:p>Прием на инкассо валюты</text:p>
          </table:table-cell>
          <table:table-cell table:style-name="ce7"/>
          <table:table-cell office:value-type="string" table:style-name="ce7">
            <text:p>методология</text:p>
          </table:table-cell>
          <table:table-cell office:value-type="string" table:style-name="ce9">
            <text:p>закрыть пункт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4166" table:style-name="ce12">
            <text:p>4166</text:p>
          </table:table-cell>
          <table:table-cell office:value-type="string" table:style-name="ce11">
            <text:p>Покупка валютной мелочи (Связ. от конверсии)</text:p>
          </table:table-cell>
          <table:table-cell table:style-name="ce11"/>
          <table:table-cell office:value-type="string" table:style-name="ce11">
            <text:p>методология</text:p>
          </table:table-cell>
          <table:table-cell office:value-type="string" table:style-name="ce13">
            <text:p>закрыть пункт</text:p>
          </table:table-cell>
          <table:table-cell table:style-name="ce14"/>
          <table:table-cell table:number-columns-repeated="16378" table:style-name="ce16"/>
        </table:table-row>
        <table:table-row table:style-name="ro1">
          <table:table-cell office:value-type="float" office:value="4168" table:style-name="ce12">
            <text:p>4168</text:p>
          </table:table-cell>
          <table:table-cell office:value-type="string" table:style-name="ce11">
            <text:p>Конверсия валюты (Связ. от конверсии)</text:p>
          </table:table-cell>
          <table:table-cell table:style-name="ce11"/>
          <table:table-cell office:value-type="string" table:style-name="ce11">
            <text:p>методология</text:p>
          </table:table-cell>
          <table:table-cell office:value-type="string" table:style-name="ce13">
            <text:p>закрыть пункт</text:p>
          </table:table-cell>
          <table:table-cell table:style-name="ce14"/>
          <table:table-cell table:number-columns-repeated="16378" table:style-name="ce16"/>
        </table:table-row>
        <table:table-row table:style-name="ro1">
          <table:table-cell office:value-type="float" office:value="4184" table:style-name="ce12">
            <text:p>4184</text:p>
          </table:table-cell>
          <table:table-cell office:value-type="string" table:style-name="ce11">
            <text:p>Льготная покупка валюты</text:p>
          </table:table-cell>
          <table:table-cell table:style-name="ce11"/>
          <table:table-cell office:value-type="string" table:style-name="ce11">
            <text:p>приход</text:p>
          </table:table-cell>
          <table:table-cell office:value-type="string" table:style-name="ce13">
            <text:p>Лог удаление операции</text:p>
          </table:table-cell>
          <table:table-cell table:style-name="ce14"/>
          <table:table-cell table:number-columns-repeated="16378" table:style-name="ce16"/>
        </table:table-row>
        <table:table-row table:style-name="ro1">
          <table:table-cell office:value-type="float" office:value="4185" table:style-name="ce12">
            <text:p>4185</text:p>
          </table:table-cell>
          <table:table-cell office:value-type="string" table:style-name="ce11">
            <text:p>Льготная продажа валюты</text:p>
          </table:table-cell>
          <table:table-cell table:style-name="ce11"/>
          <table:table-cell office:value-type="string" table:style-name="ce11">
            <text:p>сделано</text:p>
          </table:table-cell>
          <table:table-cell office:value-type="string" table:style-name="ce13">
            <text:p>Лог удаление операции</text:p>
          </table:table-cell>
          <table:table-cell table:style-name="ce14"/>
          <table:table-cell table:number-columns-repeated="16378" table:style-name="ce16"/>
        </table:table-row>
        <table:table-row table:style-name="ro1">
          <table:table-cell office:value-type="float" office:value="6000" table:style-name="ce17">
            <text:p>6000</text:p>
          </table:table-cell>
          <table:table-cell office:value-type="string" table:style-name="ce18">
            <text:p>Импортированные приходные операции из Бисквита</text:p>
          </table:table-cell>
          <table:table-cell table:style-name="ce18"/>
          <table:table-cell office:value-type="string" table:style-name="ce18">
            <text:p>приход</text:p>
          </table:table-cell>
          <table:table-cell office:value-type="float" office:value="23316" table:style-name="ce19">
            <text:p>23316</text:p>
          </table:table-cell>
          <table:table-cell table:style-name="ce20"/>
          <table:table-cell table:number-columns-repeated="16378" table:style-name="ce16"/>
        </table:table-row>
        <table:table-row table:style-name="ro1">
          <table:table-cell office:value-type="float" office:value="6001" table:style-name="ce17">
            <text:p>6001</text:p>
          </table:table-cell>
          <table:table-cell office:value-type="string" table:style-name="ce18">
            <text:p>Импортированные операции из Бисквита расход</text:p>
          </table:table-cell>
          <table:table-cell table:style-name="ce18"/>
          <table:table-cell office:value-type="string" table:style-name="ce18">
            <text:p>расход</text:p>
          </table:table-cell>
          <table:table-cell office:value-type="float" office:value="23316" table:style-name="ce19">
            <text:p>23316</text:p>
          </table:table-cell>
          <table:table-cell table:style-name="ce20"/>
          <table:table-cell table:number-columns-repeated="16378" table:style-name="ce16"/>
        </table:table-row>
        <table:table-row table:style-name="ro1">
          <table:table-cell office:value-type="string" table:style-name="ce10">
            <text:p>3072</text:p>
          </table:table-cell>
          <table:table-cell office:value-type="string" table:style-name="ce11">
            <text:p>Выдача наличных с ПК М-Банк - валюта</text:p>
          </table:table-cell>
          <table:table-cell table:style-name="ce11"/>
          <table:table-cell office:value-type="string" table:style-name="ce11">
            <text:p>методология</text:p>
          </table:table-cell>
          <table:table-cell office:value-type="string" table:style-name="ce13">
            <text:p>запрет снятия всего кроме рублей</text:p>
          </table:table-cell>
          <table:table-cell table:style-name="ce14"/>
          <table:table-cell table:number-columns-repeated="16378" table:style-name="ce16"/>
        </table:table-row>
        <table:table-row table:style-name="ro1">
          <table:table-cell office:value-type="string" table:style-name="ce10">
            <text:p>3094</text:p>
          </table:table-cell>
          <table:table-cell office:value-type="string" table:style-name="ce11">
            <text:p>Выдача наличных с пластиковой карты Profile - валюта</text:p>
          </table:table-cell>
          <table:table-cell table:style-name="ce11"/>
          <table:table-cell office:value-type="string" table:style-name="ce11">
            <text:p>методология</text:p>
          </table:table-cell>
          <table:table-cell office:value-type="string" table:style-name="ce13">
            <text:p>запрет снятия всего кроме рублей</text:p>
          </table:table-cell>
          <table:table-cell table:style-name="ce14"/>
          <table:table-cell table:number-columns-repeated="16378" table:style-name="ce16"/>
        </table:table-row>
        <table:table-row table:style-name="ro1">
          <table:table-cell office:value-type="string" table:style-name="ce10">
            <text:p>3097</text:p>
          </table:table-cell>
          <table:table-cell office:value-type="string" table:style-name="ce11">
            <text:p>Выдача наличных денег через POS-терминал</text:p>
          </table:table-cell>
          <table:table-cell table:style-name="ce11"/>
          <table:table-cell office:value-type="string" table:style-name="ce11">
            <text:p>методология</text:p>
          </table:table-cell>
          <table:table-cell office:value-type="string" table:style-name="ce13">
            <text:p>запрет снятия всего кроме рублей</text:p>
          </table:table-cell>
          <table:table-cell table:style-name="ce14"/>
          <table:table-cell table:number-columns-repeated="16378" table:style-name="ce16"/>
        </table:table-row>
        <table:table-row table:style-name="ro1">
          <table:table-cell office:value-type="string" table:style-name="ce10">
            <text:p>3053</text:p>
          </table:table-cell>
          <table:table-cell office:value-type="string" table:style-name="ce11">
            <text:p>Выплата наличными в валюте по претензиям клиентов со счета претензий в валюте</text:p>
          </table:table-cell>
          <table:table-cell office:value-type="string" table:style-name="ce11">
            <text:p><text:s/></text:p>
          </table:table-cell>
          <table:table-cell office:value-type="string" table:style-name="ce11">
            <text:p>методология</text:p>
          </table:table-cell>
          <table:table-cell office:value-type="string" table:style-name="ce13">
            <text:p>ЕФР</text:p>
          </table:table-cell>
          <table:table-cell table:style-name="ce14"/>
          <table:table-cell table:number-columns-repeated="16378" table:style-name="ce16"/>
        </table:table-row>
        <table:table-row table:style-name="ro1">
          <table:table-cell office:value-type="float" office:value="3093" table:style-name="ce21">
            <text:p>3093</text:p>
          </table:table-cell>
          <table:table-cell office:value-type="string" table:style-name="ce14">
            <text:p>Выдача наличных с пластиковой карты Profile - рубли</text:p>
          </table:table-cell>
          <table:table-cell table:style-name="ce14"/>
          <table:table-cell office:value-type="string" table:style-name="ce14">
            <text:p>Счет карты usd - вал операции rub</text:p>
          </table:table-cell>
          <table:table-cell table:style-name="ce22"/>
          <table:table-cell table:style-name="ce14"/>
          <table:table-cell table:number-columns-repeated="16378" table:style-name="ce16"/>
        </table:table-row>
        <table:table-row table:style-name="ro1">
          <table:table-cell office:value-type="float" office:value="3052" table:style-name="ce21">
            <text:p>3052</text:p>
          </table:table-cell>
          <table:table-cell office:value-type="string" table:style-name="ce14">
            <text:p>Выплата наличными в рублях по претензиям клиентов со счета претензий в валюте</text:p>
          </table:table-cell>
          <table:table-cell office:value-type="string" table:style-name="ce14">
            <text:p>ЕФР</text:p>
          </table:table-cell>
          <table:table-cell table:style-name="ce14"/>
          <table:table-cell table:style-name="ce22"/>
          <table:table-cell office:value-type="string" table:style-name="ce23">
            <text:p>3102060_710206</text:p>
          </table:table-cell>
          <table:table-cell table:number-columns-repeated="16378" table:style-name="ce16"/>
        </table:table-row>
        <table:table-row table:number-rows-repeated="2" table:style-name="ro1">
          <table:table-cell table:style-name="ce24"/>
          <table:table-cell table:number-columns-repeated="16383" table:style-name="ce16"/>
        </table:table-row>
        <table:table-row table:number-rows-repeated="9" table:style-name="ro1">
          <table:table-cell table:style-name="ce25"/>
          <table:table-cell table:number-columns-repeated="16383" table:style-name="ce1"/>
        </table:table-row>
        <table:table-row table:number-rows-repeated="1048529" table:style-name="ro5">
          <table:table-cell table:number-columns-repeated="16384"/>
        </table:table-row>
      </table:table>
      <table:table table:name="Лист2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7" table:number-columns-repeated="16376" table:default-cell-style-name="ce1"/>
        <table:table-row table:style-name="ro6">
          <table:table-cell office:value-type="string" table:style-name="ce26">
            <text:p>код</text:p>
          </table:table-cell>
          <table:table-cell office:value-type="string" table:style-name="ce26">
            <text:p>наименование</text:p>
          </table:table-cell>
          <table:table-cell office:value-type="string" table:style-name="ce26">
            <text:p>пункт меню</text:p>
          </table:table-cell>
          <table:table-cell office:value-type="string" table:style-name="ce26">
            <text:p>название пункта меню</text:p>
          </table:table-cell>
          <table:table-cell office:value-type="string" table:style-name="ce26">
            <text:p>система инициатор</text:p>
          </table:table-cell>
          <table:table-cell office:value-type="string" table:style-name="ce26">
            <text:p>есть ли ценности</text:p>
          </table:table-cell>
          <table:table-cell office:value-type="string" table:style-name="ce26">
            <text:p>Как создать</text:p>
          </table:table-cell>
          <table:table-cell table:number-columns-repeated="16377" table:style-name="ce1"/>
        </table:table-row>
        <table:table-row table:style-name="ro7" table:visibility="filter">
          <table:table-cell office:value-type="string" table:style-name="ce27">
            <text:p>ДКП-ОНИ</text:p>
          </table:table-cell>
          <table:table-cell office:value-type="string" table:style-name="ce27">
            <text:p>Регистрация информации о ДКП объекта недвижимого имуществ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8" table:visibility="filter">
          <table:table-cell office:value-type="string" table:style-name="ce27">
            <text:p>РКП-ОНИ</text:p>
          </table:table-cell>
          <table:table-cell office:value-type="string" table:style-name="ce27">
            <text:p>Регистрация информации о расчетах купли-продажи объекта недвижимого имущества</text:p>
          </table:table-cell>
          <table:table-cell office:value-type="float" office:value="3352700" table:style-name="ce27">
            <text:p>3352700</text:p>
          </table:table-cell>
          <table:table-cell office:value-type="string" table:style-name="ce27">
            <text:p>Регистрация информации о расчетах по купле-продаже объекта недвижимого имущества</text:p>
          </table:table-cell>
          <table:table-cell table:style-name="ce27"/>
          <table:table-cell office:value-type="string" table:style-name="ce27">
            <text:p>No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float" office:value="10" table:style-name="ce27">
            <text:p>10</text:p>
          </table:table-cell>
          <table:table-cell office:value-type="string" table:style-name="ce27">
            <text:p>Открытие счет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2" table:visibility="filter">
          <table:table-cell office:value-type="string" table:style-name="ce27">
            <text:p>0010.BQ</text:p>
          </table:table-cell>
          <table:table-cell office:value-type="string" table:style-name="ce27">
            <text:p>Открытие счета из внешних систем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1" table:visibility="filter">
          <table:table-cell office:value-type="float" office:value="11" table:style-name="ce27">
            <text:p>11</text:p>
          </table:table-cell>
          <table:table-cell office:value-type="string" table:style-name="ce27">
            <text:p>Закрытие счет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2" table:visibility="filter">
          <table:table-cell office:value-type="float" office:value="12" table:style-name="ce27">
            <text:p>12</text:p>
          </table:table-cell>
          <table:table-cell office:value-type="string" table:style-name="ce27">
            <text:p>Редактирование реквизитов счет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1" table:visibility="filter">
          <table:table-cell office:value-type="float" office:value="14" table:style-name="ce27">
            <text:p>14</text:p>
          </table:table-cell>
          <table:table-cell office:value-type="string" table:style-name="ce27">
            <text:p>Переоткрытие счет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9" table:visibility="filter">
          <table:table-cell office:value-type="float" office:value="15" table:style-name="ce27">
            <text:p>15</text:p>
          </table:table-cell>
          <table:table-cell office:value-type="string" table:style-name="ce27">
            <text:p>Техническая операция. Привязка счета к ценности.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9" table:visibility="filter">
          <table:table-cell office:value-type="float" office:value="88" table:style-name="ce27">
            <text:p>88</text:p>
          </table:table-cell>
          <table:table-cell office:value-type="string" table:style-name="ce27">
            <text:p>Корректировка счетов первоначальных остатков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2">
          <table:table-cell office:value-type="string" table:style-name="ce28">
            <text:p>0094.MB</text:p>
          </table:table-cell>
          <table:table-cell office:value-type="string" table:style-name="ce27">
            <text:p>Пересчет выручки (СКЦ)</text:p>
          </table:table-cell>
          <table:table-cell table:number-columns-repeated="2" table:style-name="ce27"/>
          <table:table-cell office:value-type="string" table:style-name="ce27">
            <text:p>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office:value-type="string" table:style-name="ce29">
            <text:p>В ручную установить currency (Ct &lt;&gt; Dt)</text:p>
          </table:table-cell>
          <table:table-cell table:number-columns-repeated="16376"/>
        </table:table-row>
        <table:table-row table:style-name="ro2">
          <table:table-cell office:value-type="string" table:style-name="ce28">
            <text:p>0094.MKC</text:p>
          </table:table-cell>
          <table:table-cell office:value-type="string" table:style-name="ce27">
            <text:p>Пересчет клиентской выручки</text:p>
          </table:table-cell>
          <table:table-cell table:number-columns-repeated="2" table:style-name="ce27"/>
          <table:table-cell office:value-type="string" table:style-name="ce27">
            <text:p>MKC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2">
          <table:table-cell office:value-type="float" office:value="1010" table:style-name="ce28">
            <text:p>1010</text:p>
          </table:table-cell>
          <table:table-cell office:value-type="string" table:style-name="ce27">
            <text:p>Внесение на счет клиента - рубли</text:p>
          </table:table-cell>
          <table:table-cell office:value-type="float" office:value="3102010" table:style-name="ce27">
            <text:p>3102010</text:p>
          </table:table-cell>
          <table:table-cell office:value-type="string" table:style-name="ce27">
            <text:p>Внесение наличных средств на МС/ТС клиента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9">
          <table:table-cell office:value-type="float" office:value="1010" table:style-name="ce28">
            <text:p>1010</text:p>
          </table:table-cell>
          <table:table-cell office:value-type="string" table:style-name="ce27">
            <text:p>Внесение на счет клиента - рубли</text:p>
          </table:table-cell>
          <table:table-cell office:value-type="float" office:value="3102020" table:style-name="ce27">
            <text:p>3102020</text:p>
          </table:table-cell>
          <table:table-cell office:value-type="string" table:style-name="ce27">
            <text:p>Внесение наличных средств на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2">
          <table:table-cell office:value-type="float" office:value="1010" table:style-name="ce28">
            <text:p>1010</text:p>
          </table:table-cell>
          <table:table-cell office:value-type="string" table:style-name="ce27">
            <text:p>Внесение на счет клиента - рубли</text:p>
          </table:table-cell>
          <table:table-cell office:value-type="float" office:value="7102010" table:style-name="ce27">
            <text:p>7102010</text:p>
          </table:table-cell>
          <table:table-cell office:value-type="string" table:style-name="ce27">
            <text:p>Внесение наличных средств на МС/ТС клиента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9">
          <table:table-cell office:value-type="float" office:value="1010" table:style-name="ce28">
            <text:p>1010</text:p>
          </table:table-cell>
          <table:table-cell office:value-type="string" table:style-name="ce27">
            <text:p>Внесение на счет клиента - рубли</text:p>
          </table:table-cell>
          <table:table-cell office:value-type="float" office:value="7102020" table:style-name="ce27">
            <text:p>7102020</text:p>
          </table:table-cell>
          <table:table-cell office:value-type="string" table:style-name="ce27">
            <text:p>Внесение наличных средств на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2">
          <table:table-cell office:value-type="float" office:value="1011" table:style-name="ce28">
            <text:p>1011</text:p>
          </table:table-cell>
          <table:table-cell office:value-type="string" table:style-name="ce27">
            <text:p>Внесение на счет клиента - валюта</text:p>
          </table:table-cell>
          <table:table-cell office:value-type="float" office:value="3102010" table:style-name="ce27">
            <text:p>3102010</text:p>
          </table:table-cell>
          <table:table-cell office:value-type="string" table:style-name="ce27">
            <text:p>Внесение наличных средств на МС/ТС клиента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11" table:style-name="ce28">
            <text:p>1011</text:p>
          </table:table-cell>
          <table:table-cell office:value-type="string" table:style-name="ce27">
            <text:p>Внесение на счет клиента - валюта</text:p>
          </table:table-cell>
          <table:table-cell office:value-type="float" office:value="3102020" table:style-name="ce27">
            <text:p>3102020</text:p>
          </table:table-cell>
          <table:table-cell office:value-type="string" table:style-name="ce27">
            <text:p>Внесение наличных средств на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>
          <table:table-cell office:value-type="float" office:value="1011" table:style-name="ce28">
            <text:p>1011</text:p>
          </table:table-cell>
          <table:table-cell office:value-type="string" table:style-name="ce27">
            <text:p>Внесение на счет клиента - валюта</text:p>
          </table:table-cell>
          <table:table-cell office:value-type="float" office:value="7102010" table:style-name="ce27">
            <text:p>7102010</text:p>
          </table:table-cell>
          <table:table-cell office:value-type="string" table:style-name="ce27">
            <text:p>Внесение наличных средств на МС/ТС клиента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11" table:style-name="ce28">
            <text:p>1011</text:p>
          </table:table-cell>
          <table:table-cell office:value-type="string" table:style-name="ce27">
            <text:p>Внесение на счет клиента - валюта</text:p>
          </table:table-cell>
          <table:table-cell office:value-type="float" office:value="7102020" table:style-name="ce27">
            <text:p>7102020</text:p>
          </table:table-cell>
          <table:table-cell office:value-type="string" table:style-name="ce27">
            <text:p>Внесение наличных средств на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1012.51</text:p>
          </table:table-cell>
          <table:table-cell office:value-type="string" table:style-name="ce27">
            <text:p>Выдача со счета клиента - рубли</text:p>
          </table:table-cell>
          <table:table-cell office:value-type="float" office:value="3102030" table:style-name="ce27">
            <text:p>3102030</text:p>
          </table:table-cell>
          <table:table-cell office:value-type="string" table:style-name="ce27">
            <text:p>Выдача наличных средств с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1012.51</text:p>
          </table:table-cell>
          <table:table-cell office:value-type="string" table:style-name="ce27">
            <text:p>Выдача со счета клиента - рубли</text:p>
          </table:table-cell>
          <table:table-cell office:value-type="float" office:value="3102040" table:style-name="ce27">
            <text:p>3102040</text:p>
          </table:table-cell>
          <table:table-cell office:value-type="string" table:style-name="ce27">
            <text:p>Выдача наличных средств с МС/ТС клиента с комиссией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1012.51</text:p>
          </table:table-cell>
          <table:table-cell office:value-type="string" table:style-name="ce27">
            <text:p>Выдача со счета клиента - рубли</text:p>
          </table:table-cell>
          <table:table-cell office:value-type="float" office:value="7102030" table:style-name="ce27">
            <text:p>7102030</text:p>
          </table:table-cell>
          <table:table-cell office:value-type="string" table:style-name="ce27">
            <text:p>Выдача наличных средств с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1012.51</text:p>
          </table:table-cell>
          <table:table-cell office:value-type="string" table:style-name="ce27">
            <text:p>Выдача со счета клиента - рубли</text:p>
          </table:table-cell>
          <table:table-cell office:value-type="float" office:value="7102040" table:style-name="ce27">
            <text:p>7102040</text:p>
          </table:table-cell>
          <table:table-cell office:value-type="string" table:style-name="ce27">
            <text:p>Выдача наличных средств с МС/ТС клиента с комиссией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1012.54</text:p>
          </table:table-cell>
          <table:table-cell office:value-type="string" table:style-name="ce27">
            <text:p>Выдача со счета займа и кредита клиента - рубли</text:p>
          </table:table-cell>
          <table:table-cell office:value-type="float" office:value="3102030" table:style-name="ce27">
            <text:p>3102030</text:p>
          </table:table-cell>
          <table:table-cell office:value-type="string" table:style-name="ce27">
            <text:p>Выдача наличных средств с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1012.54</text:p>
          </table:table-cell>
          <table:table-cell office:value-type="string" table:style-name="ce27">
            <text:p>Выдача со счета займа и кредита клиента - рубли</text:p>
          </table:table-cell>
          <table:table-cell office:value-type="float" office:value="3102040" table:style-name="ce27">
            <text:p>3102040</text:p>
          </table:table-cell>
          <table:table-cell office:value-type="string" table:style-name="ce27">
            <text:p>Выдача наличных средств с МС/ТС клиента с комиссией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1012.54</text:p>
          </table:table-cell>
          <table:table-cell office:value-type="string" table:style-name="ce27">
            <text:p>Выдача со счета займа и кредита клиента - рубли</text:p>
          </table:table-cell>
          <table:table-cell office:value-type="float" office:value="7102030" table:style-name="ce27">
            <text:p>7102030</text:p>
          </table:table-cell>
          <table:table-cell office:value-type="string" table:style-name="ce27">
            <text:p>Выдача наличных средств с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1012.54</text:p>
          </table:table-cell>
          <table:table-cell office:value-type="string" table:style-name="ce27">
            <text:p>Выдача со счета займа и кредита клиента - рубли</text:p>
          </table:table-cell>
          <table:table-cell office:value-type="float" office:value="7102040" table:style-name="ce27">
            <text:p>7102040</text:p>
          </table:table-cell>
          <table:table-cell office:value-type="string" table:style-name="ce27">
            <text:p>Выдача наличных средств с МС/ТС клиента с комиссией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1012.55</text:p>
          </table:table-cell>
          <table:table-cell office:value-type="string" table:style-name="ce27">
            <text:p>Выдача со счета по вкладу клиента - рубли</text:p>
          </table:table-cell>
          <table:table-cell office:value-type="float" office:value="3102030" table:style-name="ce27">
            <text:p>3102030</text:p>
          </table:table-cell>
          <table:table-cell office:value-type="string" table:style-name="ce27">
            <text:p>Выдача наличных средств с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1012.55</text:p>
          </table:table-cell>
          <table:table-cell office:value-type="string" table:style-name="ce27">
            <text:p>Выдача со счета по вкладу клиента - рубли</text:p>
          </table:table-cell>
          <table:table-cell office:value-type="float" office:value="3102040" table:style-name="ce27">
            <text:p>3102040</text:p>
          </table:table-cell>
          <table:table-cell office:value-type="string" table:style-name="ce27">
            <text:p>Выдача наличных средств с МС/ТС клиента с комиссией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1012.55</text:p>
          </table:table-cell>
          <table:table-cell office:value-type="string" table:style-name="ce27">
            <text:p>Выдача со счета по вкладу клиента - рубли</text:p>
          </table:table-cell>
          <table:table-cell office:value-type="float" office:value="7102030" table:style-name="ce27">
            <text:p>7102030</text:p>
          </table:table-cell>
          <table:table-cell office:value-type="string" table:style-name="ce27">
            <text:p>Выдача наличных средств с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1012.55</text:p>
          </table:table-cell>
          <table:table-cell office:value-type="string" table:style-name="ce27">
            <text:p>Выдача со счета по вкладу клиента - рубли</text:p>
          </table:table-cell>
          <table:table-cell office:value-type="float" office:value="7102040" table:style-name="ce27">
            <text:p>7102040</text:p>
          </table:table-cell>
          <table:table-cell office:value-type="string" table:style-name="ce27">
            <text:p>Выдача наличных средств с МС/ТС клиента с комиссией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13" table:style-name="ce28">
            <text:p>1013</text:p>
          </table:table-cell>
          <table:table-cell office:value-type="string" table:style-name="ce27">
            <text:p>Выдача со счета клиента - валюта</text:p>
          </table:table-cell>
          <table:table-cell office:value-type="float" office:value="3102030" table:style-name="ce27">
            <text:p>3102030</text:p>
          </table:table-cell>
          <table:table-cell office:value-type="string" table:style-name="ce27">
            <text:p>Выдача наличных средств с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13" table:style-name="ce28">
            <text:p>1013</text:p>
          </table:table-cell>
          <table:table-cell office:value-type="string" table:style-name="ce27">
            <text:p>Выдача со счета клиента - валюта</text:p>
          </table:table-cell>
          <table:table-cell office:value-type="float" office:value="3102040" table:style-name="ce27">
            <text:p>3102040</text:p>
          </table:table-cell>
          <table:table-cell office:value-type="string" table:style-name="ce27">
            <text:p>Выдача наличных средств с МС/ТС клиента с комиссией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13" table:style-name="ce28">
            <text:p>1013</text:p>
          </table:table-cell>
          <table:table-cell office:value-type="string" table:style-name="ce27">
            <text:p>Выдача со счета клиента - валюта</text:p>
          </table:table-cell>
          <table:table-cell office:value-type="float" office:value="7102030" table:style-name="ce27">
            <text:p>7102030</text:p>
          </table:table-cell>
          <table:table-cell office:value-type="string" table:style-name="ce27">
            <text:p>Выдача наличных средств с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13" table:style-name="ce28">
            <text:p>1013</text:p>
          </table:table-cell>
          <table:table-cell office:value-type="string" table:style-name="ce27">
            <text:p>Выдача со счета клиента - валюта</text:p>
          </table:table-cell>
          <table:table-cell office:value-type="float" office:value="7102040" table:style-name="ce27">
            <text:p>7102040</text:p>
          </table:table-cell>
          <table:table-cell office:value-type="string" table:style-name="ce27">
            <text:p>Выдача наличных средств с МС/ТС клиента с комиссией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21" table:style-name="ce28">
            <text:p>1021</text:p>
          </table:table-cell>
          <table:table-cell office:value-type="string" table:style-name="ce27">
            <text:p>Выдача с текущего рублевого счета БИСквит</text:p>
          </table:table-cell>
          <table:table-cell office:value-type="float" office:value="3102030" table:style-name="ce27">
            <text:p>3102030</text:p>
          </table:table-cell>
          <table:table-cell office:value-type="string" table:style-name="ce27">
            <text:p>Выдача наличных средств с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21" table:style-name="ce28">
            <text:p>1021</text:p>
          </table:table-cell>
          <table:table-cell office:value-type="string" table:style-name="ce27">
            <text:p>Выдача с текущего рублевого счета БИСквит</text:p>
          </table:table-cell>
          <table:table-cell office:value-type="float" office:value="7102030" table:style-name="ce27">
            <text:p>7102030</text:p>
          </table:table-cell>
          <table:table-cell office:value-type="string" table:style-name="ce27">
            <text:p>Выдача наличных средств с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7">
          <table:table-cell office:value-type="float" office:value="1022" table:style-name="ce28">
            <text:p>1022</text:p>
          </table:table-cell>
          <table:table-cell office:value-type="string" table:style-name="ce27">
            <text:p>Выдача с текущего валютного счета БИСквит в рублях</text:p>
          </table:table-cell>
          <table:table-cell office:value-type="float" office:value="3102030" table:style-name="ce27">
            <text:p>3102030</text:p>
          </table:table-cell>
          <table:table-cell office:value-type="string" table:style-name="ce27">
            <text:p>Выдача наличных средств с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7">
          <table:table-cell office:value-type="float" office:value="1022" table:style-name="ce28">
            <text:p>1022</text:p>
          </table:table-cell>
          <table:table-cell office:value-type="string" table:style-name="ce27">
            <text:p>Выдача с текущего валютного счета БИСквит в рублях</text:p>
          </table:table-cell>
          <table:table-cell office:value-type="float" office:value="7102030" table:style-name="ce27">
            <text:p>7102030</text:p>
          </table:table-cell>
          <table:table-cell office:value-type="string" table:style-name="ce27">
            <text:p>Выдача наличных средств с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23" table:style-name="ce28">
            <text:p>1023</text:p>
          </table:table-cell>
          <table:table-cell office:value-type="string" table:style-name="ce27">
            <text:p>Выдача с текущего валютного счета БИСквит</text:p>
          </table:table-cell>
          <table:table-cell office:value-type="float" office:value="3102030" table:style-name="ce27">
            <text:p>3102030</text:p>
          </table:table-cell>
          <table:table-cell office:value-type="string" table:style-name="ce27">
            <text:p>Выдача наличных средств с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23" table:style-name="ce28">
            <text:p>1023</text:p>
          </table:table-cell>
          <table:table-cell office:value-type="string" table:style-name="ce27">
            <text:p>Выдача с текущего валютного счета БИСквит</text:p>
          </table:table-cell>
          <table:table-cell office:value-type="float" office:value="7102030" table:style-name="ce27">
            <text:p>7102030</text:p>
          </table:table-cell>
          <table:table-cell office:value-type="string" table:style-name="ce27">
            <text:p>Выдача наличных средств с МС/ТС клиента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30" table:style-name="ce30">
            <text:p>1030</text:p>
          </table:table-cell>
          <table:table-cell office:value-type="string" table:style-name="ce27">
            <text:p>Выдача по рублевой закрытой карте в рублях</text:p>
          </table:table-cell>
          <table:table-cell office:value-type="float" office:value="3152010" table:style-name="ce27">
            <text:p>3152010</text:p>
          </table:table-cell>
          <table:table-cell office:value-type="string" table:style-name="ce27">
            <text:p>Выдача наличных средств по закрытой карте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30" table:style-name="ce30">
            <text:p>1030</text:p>
          </table:table-cell>
          <table:table-cell office:value-type="string" table:style-name="ce27">
            <text:p>Выдача по рублевой закрытой карте в рублях</text:p>
          </table:table-cell>
          <table:table-cell office:value-type="float" office:value="7152010" table:style-name="ce27">
            <text:p>7152010</text:p>
          </table:table-cell>
          <table:table-cell office:value-type="string" table:style-name="ce27">
            <text:p>Выдача наличных средств по закрытой карте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31" table:style-name="ce30">
            <text:p>1031</text:p>
          </table:table-cell>
          <table:table-cell office:value-type="string" table:style-name="ce27">
            <text:p>Выдача по валютной закрытой карте в валюте</text:p>
          </table:table-cell>
          <table:table-cell office:value-type="float" office:value="3152010" table:style-name="ce27">
            <text:p>3152010</text:p>
          </table:table-cell>
          <table:table-cell office:value-type="string" table:style-name="ce27">
            <text:p>Выдача наличных средств по закрытой карте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31" table:style-name="ce30">
            <text:p>1031</text:p>
          </table:table-cell>
          <table:table-cell office:value-type="string" table:style-name="ce27">
            <text:p>Выдача по валютной закрытой карте в валюте</text:p>
          </table:table-cell>
          <table:table-cell office:value-type="float" office:value="7152010" table:style-name="ce27">
            <text:p>7152010</text:p>
          </table:table-cell>
          <table:table-cell office:value-type="string" table:style-name="ce27">
            <text:p>Выдача наличных средств по закрытой карте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32" table:style-name="ce28">
            <text:p>1032</text:p>
          </table:table-cell>
          <table:table-cell office:value-type="string" table:style-name="ce27">
            <text:p>Выдача по валютной закрытой карте в рублях</text:p>
          </table:table-cell>
          <table:table-cell office:value-type="float" office:value="3152010" table:style-name="ce27">
            <text:p>3152010</text:p>
          </table:table-cell>
          <table:table-cell office:value-type="string" table:style-name="ce27">
            <text:p>Выдача наличных средств по закрытой карте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1032" table:style-name="ce28">
            <text:p>1032</text:p>
          </table:table-cell>
          <table:table-cell office:value-type="string" table:style-name="ce27">
            <text:p>Выдача по валютной закрытой карте в рублях</text:p>
          </table:table-cell>
          <table:table-cell office:value-type="float" office:value="7152010" table:style-name="ce27">
            <text:p>7152010</text:p>
          </table:table-cell>
          <table:table-cell office:value-type="string" table:style-name="ce27">
            <text:p>Выдача наличных средств по закрытой карте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string" table:style-name="ce30">
            <text:p>1051.BQ</text:p>
          </table:table-cell>
          <table:table-cell office:value-type="string" table:style-name="ce27">
            <text:p>Выплата страхового возмещения АСВ наличными</text:p>
          </table:table-cell>
          <table:table-cell office:value-type="float" office:value="3501000" table:style-name="ce27">
            <text:p>3501000</text:p>
          </table:table-cell>
          <table:table-cell office:value-type="string" table:style-name="ce27">
            <text:p>Выплата страхового возмещения АСВ наличным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9">
          <table:table-cell office:value-type="string" table:style-name="ce30">
            <text:p>1051.CFT</text:p>
          </table:table-cell>
          <table:table-cell office:value-type="string" table:style-name="ce27">
            <text:p>Выплата страхового возмещения АСВ наличными</text:p>
          </table:table-cell>
          <table:table-cell office:value-type="float" office:value="3501000" table:style-name="ce27">
            <text:p>3501000</text:p>
          </table:table-cell>
          <table:table-cell office:value-type="string" table:style-name="ce27">
            <text:p>Выплата страхового возмещения АСВ наличным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2">
          <table:table-cell office:value-type="float" office:value="1060" table:style-name="ce28">
            <text:p>1060</text:p>
          </table:table-cell>
          <table:table-cell office:value-type="string" table:style-name="ce27">
            <text:p>Внесение на счет клиента</text:p>
          </table:table-cell>
          <table:table-cell table:number-columns-repeated="2" table:style-name="ce27"/>
          <table:table-cell office:value-type="float" office:value="99995" table:style-name="ce27">
            <text:p>99995</text:p>
          </table:table-cell>
          <table:table-cell office:value-type="string" table:style-name="ce27">
            <text:p>WithValuable</text:p>
          </table:table-cell>
          <table:table-cell table:style-name="ce27"/>
          <table:table-cell table:number-columns-repeated="16377" table:style-name="ce1"/>
        </table:table-row>
        <table:table-row table:style-name="ro2">
          <table:table-cell office:value-type="float" office:value="1061" table:style-name="ce28">
            <text:p>1061</text:p>
          </table:table-cell>
          <table:table-cell office:value-type="string" table:style-name="ce27">
            <text:p>Выдача со счета клиента</text:p>
          </table:table-cell>
          <table:table-cell table:number-columns-repeated="2" table:style-name="ce27"/>
          <table:table-cell office:value-type="float" office:value="99995" table:style-name="ce27">
            <text:p>99995</text:p>
          </table:table-cell>
          <table:table-cell office:value-type="string" table:style-name="ce27">
            <text:p>WithValuable</text:p>
          </table:table-cell>
          <table:table-cell table:style-name="ce27"/>
          <table:table-cell table:number-columns-repeated="16377" table:style-name="ce1"/>
        </table:table-row>
        <table:table-row table:style-name="ro9" table:visibility="filter">
          <table:table-cell office:value-type="float" office:value="1070" table:style-name="ce27">
            <text:p>1070</text:p>
          </table:table-cell>
          <table:table-cell office:value-type="string" table:style-name="ce27">
            <text:p>Замена ошибочно назначенного Старшего кассир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9" table:visibility="filter">
          <table:table-cell office:value-type="float" office:value="1072" table:style-name="ce27">
            <text:p>1072</text:p>
          </table:table-cell>
          <table:table-cell office:value-type="string" table:style-name="ce27">
            <text:p>Аварийная замена Старшего кассира (не может продолжать)</text:p>
          </table:table-cell>
          <table:table-cell office:value-type="float" office:value="3010525" table:style-name="ce27">
            <text:p>3010525</text:p>
          </table:table-cell>
          <table:table-cell office:value-type="string" table:style-name="ce27">
            <text:p>Аварийная замена Старшего кассира</text:p>
          </table:table-cell>
          <table:table-cell table:style-name="ce27"/>
          <table:table-cell office:value-type="string" table:style-name="ce27">
            <text:p>No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 table:style-name="ce1"/>
        </table:table-row>
        <table:table-row table:style-name="ro9">
          <table:table-cell office:value-type="string" table:style-name="ce30">
            <text:p>1240.BQ</text:p>
          </table:table-cell>
          <table:table-cell office:value-type="string" table:style-name="ce27">
            <text:p>Выдача с рублевого вклада в БИСквит (без закрытия)</text:p>
          </table:table-cell>
          <table:table-cell office:value-type="float" office:value="3201000" table:style-name="ce27">
            <text:p>3201000</text:p>
          </table:table-cell>
          <table:table-cell office:value-type="string" table:style-name="ce27">
            <text:p>Выдача наличных средств со вклада (без закрытия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office:value-type="string" table:style-name="ce29">
            <text:p>Вклад в usd, операция в rub</text:p>
          </table:table-cell>
          <table:table-cell table:number-columns-repeated="16376"/>
        </table:table-row>
        <table:table-row table:style-name="ro9">
          <table:table-cell office:value-type="string" table:style-name="ce30">
            <text:p>1240.CFT</text:p>
          </table:table-cell>
          <table:table-cell office:value-type="string" table:style-name="ce27">
            <text:p>Выдача с рублевого вклада (без закрытия)</text:p>
          </table:table-cell>
          <table:table-cell office:value-type="float" office:value="3201000" table:style-name="ce27">
            <text:p>3201000</text:p>
          </table:table-cell>
          <table:table-cell office:value-type="string" table:style-name="ce27">
            <text:p>Выдача наличных средств со вклада (без закрытия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8">
            <text:p>1241.BQ</text:p>
          </table:table-cell>
          <table:table-cell office:value-type="string" table:style-name="ce27">
            <text:p>Выдача с валютного вклада БИСквит (без закрытия) в рублях</text:p>
          </table:table-cell>
          <table:table-cell office:value-type="float" office:value="3201000" table:style-name="ce27">
            <text:p>3201000</text:p>
          </table:table-cell>
          <table:table-cell office:value-type="string" table:style-name="ce27">
            <text:p>Выдача наличных средств со вклада (без закрытия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8">
            <text:p>1241.CFT</text:p>
          </table:table-cell>
          <table:table-cell office:value-type="string" table:style-name="ce27">
            <text:p>Выдача с валютного вклада (без закрытия) в рублях</text:p>
          </table:table-cell>
          <table:table-cell office:value-type="float" office:value="3201000" table:style-name="ce27">
            <text:p>3201000</text:p>
          </table:table-cell>
          <table:table-cell office:value-type="string" table:style-name="ce27">
            <text:p>Выдача наличных средств со вклада (без закрытия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8">
            <text:p>1242.BQ</text:p>
          </table:table-cell>
          <table:table-cell office:value-type="string" table:style-name="ce27">
            <text:p>Выдача с валютного вклада БИСквит (без закрытия) в валюте</text:p>
          </table:table-cell>
          <table:table-cell office:value-type="float" office:value="3201000" table:style-name="ce27">
            <text:p>3201000</text:p>
          </table:table-cell>
          <table:table-cell office:value-type="string" table:style-name="ce27">
            <text:p>Выдача наличных средств со вклада (без закрытия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8">
            <text:p>1242.CFT</text:p>
          </table:table-cell>
          <table:table-cell office:value-type="string" table:style-name="ce27">
            <text:p>Выдача с валютного вклада (без закрытия) в валюте</text:p>
          </table:table-cell>
          <table:table-cell office:value-type="float" office:value="3201000" table:style-name="ce27">
            <text:p>3201000</text:p>
          </table:table-cell>
          <table:table-cell office:value-type="string" table:style-name="ce27">
            <text:p>Выдача наличных средств со вклада (без закрытия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9">
          <table:table-cell office:value-type="string" table:style-name="ce28">
            <text:p>1243.BQ</text:p>
          </table:table-cell>
          <table:table-cell office:value-type="string" table:style-name="ce27">
            <text:p>Выдача с рублевого вклада в БИСквит (с закрытием)</text:p>
          </table:table-cell>
          <table:table-cell office:value-type="float" office:value="3202000" table:style-name="ce27">
            <text:p>3202000</text:p>
          </table:table-cell>
          <table:table-cell office:value-type="string" table:style-name="ce27">
            <text:p>Выдача наличных средств со вклада (с закрытием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office:value-type="string" table:style-name="ce29">
            <text:p>OperationCurrency - usd</text:p>
          </table:table-cell>
          <table:table-cell table:number-columns-repeated="16376"/>
        </table:table-row>
        <table:table-row table:style-name="ro9">
          <table:table-cell office:value-type="string" table:style-name="ce28">
            <text:p>1243.CFT</text:p>
          </table:table-cell>
          <table:table-cell office:value-type="string" table:style-name="ce27">
            <text:p>Выдача с рублевого вклада (с закрытием)</text:p>
          </table:table-cell>
          <table:table-cell office:value-type="float" office:value="3202000" table:style-name="ce27">
            <text:p>3202000</text:p>
          </table:table-cell>
          <table:table-cell office:value-type="string" table:style-name="ce27">
            <text:p>Выдача наличных средств со вклада (с закрытием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8">
            <text:p>1244.BQ</text:p>
          </table:table-cell>
          <table:table-cell office:value-type="string" table:style-name="ce27">
            <text:p>Выдача с валютного вклада БИСквит (с закрытием) в рублях</text:p>
          </table:table-cell>
          <table:table-cell office:value-type="float" office:value="3202000" table:style-name="ce27">
            <text:p>3202000</text:p>
          </table:table-cell>
          <table:table-cell office:value-type="string" table:style-name="ce27">
            <text:p>Выдача наличных средств со вклада (с закрытием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9">
          <table:table-cell office:value-type="string" table:style-name="ce28">
            <text:p>1244.CFT</text:p>
          </table:table-cell>
          <table:table-cell office:value-type="string" table:style-name="ce27">
            <text:p>Выдача с валютного вклада (с закрытием) в рублях</text:p>
          </table:table-cell>
          <table:table-cell office:value-type="float" office:value="3202000" table:style-name="ce27">
            <text:p>3202000</text:p>
          </table:table-cell>
          <table:table-cell office:value-type="string" table:style-name="ce27">
            <text:p>Выдача наличных средств со вклада (с закрытием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30">
            <text:p>1245.BQ</text:p>
          </table:table-cell>
          <table:table-cell office:value-type="string" table:style-name="ce27">
            <text:p>Выдача с валютного вклада БИСквит (с закрытием)</text:p>
          </table:table-cell>
          <table:table-cell office:value-type="float" office:value="3202000" table:style-name="ce27">
            <text:p>3202000</text:p>
          </table:table-cell>
          <table:table-cell office:value-type="string" table:style-name="ce27">
            <text:p>Выдача наличных средств со вклада (с закрытием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string" table:style-name="ce30">
            <text:p>1245.CFT</text:p>
          </table:table-cell>
          <table:table-cell office:value-type="string" table:style-name="ce27">
            <text:p>Выдача с валютного вклада (с закрытием)</text:p>
          </table:table-cell>
          <table:table-cell office:value-type="float" office:value="3202000" table:style-name="ce27">
            <text:p>3202000</text:p>
          </table:table-cell>
          <table:table-cell office:value-type="string" table:style-name="ce27">
            <text:p>Выдача наличных средств со вклада (с закрытием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10">
          <table:table-cell office:value-type="string" table:style-name="ce28">
            <text:p>2000.CFT</text:p>
          </table:table-cell>
          <table:table-cell office:value-type="string" table:style-name="ce27">
            <text:p>Внесение наличных денег по приходному кассовому ордеру (свободные реквизиты- клиентская операция)</text:p>
          </table:table-cell>
          <table:table-cell table:number-columns-repeated="2" table:style-name="ce27"/>
          <table:table-cell office:value-type="string" table:style-name="ce27">
            <text:p>CFT2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10">
          <table:table-cell office:value-type="string" table:style-name="ce28">
            <text:p>2001.CFT</text:p>
          </table:table-cell>
          <table:table-cell office:value-type="string" table:style-name="ce27">
            <text:p>Внесение наличных денег по приходному кассовому ордеру (свободные реквизиты- внутрибанк. операция)</text:p>
          </table:table-cell>
          <table:table-cell table:number-columns-repeated="2" table:style-name="ce27"/>
          <table:table-cell office:value-type="string" table:style-name="ce27">
            <text:p>CFT2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7">
          <table:table-cell office:value-type="float" office:value="2054" table:style-name="ce28">
            <text:p>2054</text:p>
          </table:table-cell>
          <table:table-cell office:value-type="string" table:style-name="ce27">
            <text:p>М-Банк. Внесение наличных по приходному ордеру (на счёт ФЛ)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2054.MBN</text:p>
          </table:table-cell>
          <table:table-cell office:value-type="string" table:style-name="ce27">
            <text:p>Внесение наличных денег по приходному кассовому ордеру (ФЛ)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9">
          <table:table-cell office:value-type="float" office:value="2061" table:style-name="ce30">
            <text:p>2061</text:p>
          </table:table-cell>
          <table:table-cell office:value-type="string" table:style-name="ce27">
            <text:p>Внесение наличных на заблокированную карту Way4 - рубли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2062" table:style-name="ce30">
            <text:p>2062</text:p>
          </table:table-cell>
          <table:table-cell office:value-type="string" table:style-name="ce27">
            <text:p>Внесение наличных на заблокированную карту Way4 - валюта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>
          <table:table-cell office:value-type="float" office:value="2071" table:style-name="ce28">
            <text:p>2071</text:p>
          </table:table-cell>
          <table:table-cell office:value-type="string" table:style-name="ce27">
            <text:p>Внесение наличных на ПК М-Банк - рубли</text:p>
          </table:table-cell>
          <table:table-cell office:value-type="float" office:value="17140" table:style-name="ce27">
            <text:p>17140</text:p>
          </table:table-cell>
          <table:table-cell office:value-type="string" table:style-name="ce27">
            <text:p>Внесение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>
          <table:table-cell office:value-type="float" office:value="2071" table:style-name="ce28">
            <text:p>2071</text:p>
          </table:table-cell>
          <table:table-cell office:value-type="string" table:style-name="ce27">
            <text:p>Внесение наличных на ПК М-Банк - рубли</text:p>
          </table:table-cell>
          <table:table-cell office:value-type="float" office:value="3014507" table:style-name="ce27">
            <text:p>3014507</text:p>
          </table:table-cell>
          <table:table-cell office:value-type="string" table:style-name="ce27">
            <text:p>Внесение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>
          <table:table-cell office:value-type="float" office:value="2072" table:style-name="ce28">
            <text:p>2072</text:p>
          </table:table-cell>
          <table:table-cell office:value-type="string" table:style-name="ce27">
            <text:p>Внесение наличных на ПК М-Банк - валюта</text:p>
          </table:table-cell>
          <table:table-cell office:value-type="float" office:value="17140" table:style-name="ce27">
            <text:p>17140</text:p>
          </table:table-cell>
          <table:table-cell office:value-type="string" table:style-name="ce27">
            <text:p>Внесение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>
          <table:table-cell office:value-type="float" office:value="2072" table:style-name="ce28">
            <text:p>2072</text:p>
          </table:table-cell>
          <table:table-cell office:value-type="string" table:style-name="ce27">
            <text:p>Внесение наличных на ПК М-Банк - валюта</text:p>
          </table:table-cell>
          <table:table-cell office:value-type="float" office:value="3014507" table:style-name="ce27">
            <text:p>3014507</text:p>
          </table:table-cell>
          <table:table-cell office:value-type="string" table:style-name="ce27">
            <text:p>Внесение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7">
          <table:table-cell office:value-type="float" office:value="2091" table:style-name="ce28">
            <text:p>2091</text:p>
          </table:table-cell>
          <table:table-cell office:value-type="string" table:style-name="ce27">
            <text:p>Прием наличных рублей для пополнения карты Profile</text:p>
          </table:table-cell>
          <table:table-cell office:value-type="float" office:value="17140" table:style-name="ce27">
            <text:p>17140</text:p>
          </table:table-cell>
          <table:table-cell office:value-type="string" table:style-name="ce27">
            <text:p>Внесение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7">
          <table:table-cell office:value-type="float" office:value="2091" table:style-name="ce28">
            <text:p>2091</text:p>
          </table:table-cell>
          <table:table-cell office:value-type="string" table:style-name="ce27">
            <text:p>Прием наличных рублей для пополнения карты Profile</text:p>
          </table:table-cell>
          <table:table-cell office:value-type="float" office:value="3014507" table:style-name="ce27">
            <text:p>3014507</text:p>
          </table:table-cell>
          <table:table-cell office:value-type="string" table:style-name="ce27">
            <text:p>Внесение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2093" table:style-name="ce28">
            <text:p>2093</text:p>
          </table:table-cell>
          <table:table-cell office:value-type="string" table:style-name="ce27">
            <text:p>Прием наличной валюты для пополнения карт Profile</text:p>
          </table:table-cell>
          <table:table-cell office:value-type="float" office:value="17140" table:style-name="ce27">
            <text:p>17140</text:p>
          </table:table-cell>
          <table:table-cell office:value-type="string" table:style-name="ce27">
            <text:p>Внесение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2093" table:style-name="ce28">
            <text:p>2093</text:p>
          </table:table-cell>
          <table:table-cell office:value-type="string" table:style-name="ce27">
            <text:p>Прием наличной валюты для пополнения карт Profile</text:p>
          </table:table-cell>
          <table:table-cell office:value-type="float" office:value="3014507" table:style-name="ce27">
            <text:p>3014507</text:p>
          </table:table-cell>
          <table:table-cell office:value-type="string" table:style-name="ce27">
            <text:p>Внесение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2094" table:style-name="ce31">
            <text:p>2094</text:p>
          </table:table-cell>
          <table:table-cell office:value-type="string" table:style-name="ce27">
            <text:p>Прием наличных рублей для пополнения карты</text:p>
          </table:table-cell>
          <table:table-cell office:value-type="float" office:value="17140" table:style-name="ce27">
            <text:p>17140</text:p>
          </table:table-cell>
          <table:table-cell office:value-type="string" table:style-name="ce27">
            <text:p>Внесение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2094" table:style-name="ce31">
            <text:p>2094</text:p>
          </table:table-cell>
          <table:table-cell office:value-type="string" table:style-name="ce27">
            <text:p>Прием наличных рублей для пополнения карты</text:p>
          </table:table-cell>
          <table:table-cell office:value-type="float" office:value="3014507" table:style-name="ce27">
            <text:p>3014507</text:p>
          </table:table-cell>
          <table:table-cell office:value-type="string" table:style-name="ce27">
            <text:p>Внесение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2096" table:style-name="ce31">
            <text:p>2096</text:p>
          </table:table-cell>
          <table:table-cell office:value-type="string" table:style-name="ce27">
            <text:p>Прием наличной валюты для пополнения карт</text:p>
          </table:table-cell>
          <table:table-cell office:value-type="float" office:value="17140" table:style-name="ce27">
            <text:p>17140</text:p>
          </table:table-cell>
          <table:table-cell office:value-type="string" table:style-name="ce27">
            <text:p>Внесение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2096" table:style-name="ce31">
            <text:p>2096</text:p>
          </table:table-cell>
          <table:table-cell office:value-type="string" table:style-name="ce27">
            <text:p>Прием наличной валюты для пополнения карт</text:p>
          </table:table-cell>
          <table:table-cell office:value-type="float" office:value="3014507" table:style-name="ce27">
            <text:p>3014507</text:p>
          </table:table-cell>
          <table:table-cell office:value-type="string" table:style-name="ce27">
            <text:p>Внесение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 table:visibility="filter">
          <table:table-cell office:value-type="float" office:value="2097" table:style-name="ce27">
            <text:p>2097</text:p>
          </table:table-cell>
          <table:table-cell office:value-type="string" table:style-name="ce27">
            <text:p>Формирование приходных ордеров по ПК ВТБ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2">
          <table:table-cell office:value-type="float" office:value="2101" table:style-name="ce31">
            <text:p>2101</text:p>
          </table:table-cell>
          <table:table-cell office:value-type="string" table:style-name="ce27">
            <text:p>Комиссия наличными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2" table:style-name="ce27">
            <text:p>2102</text:p>
          </table:table-cell>
          <table:table-cell office:value-type="string" table:style-name="ce27">
            <text:p>Комиссия наличными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office:value-type="string" table:style-name="ce27">
            <text:p>Связанная к 2101</text:p>
          </table:table-cell>
          <table:table-cell table:number-columns-repeated="16377"/>
        </table:table-row>
        <table:table-row table:style-name="ro9">
          <table:table-cell office:value-type="float" office:value="2105" table:style-name="ce31">
            <text:p>2105</text:p>
          </table:table-cell>
          <table:table-cell office:value-type="string" table:style-name="ce27">
            <text:p>Наличная оплата типовых справок и услуг</text:p>
          </table:table-cell>
          <table:table-cell office:value-type="float" office:value="3703000" table:style-name="ce27">
            <text:p>3703000</text:p>
          </table:table-cell>
          <table:table-cell office:value-type="string" table:style-name="ce27">
            <text:p>Комиссии за предоставленные справки (Типовые/Нетиповые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>
          <table:table-cell office:value-type="float" office:value="2106" table:style-name="ce31">
            <text:p>2106</text:p>
          </table:table-cell>
          <table:table-cell office:value-type="string" table:style-name="ce27">
            <text:p>Наличная оплата нетиповых справок</text:p>
          </table:table-cell>
          <table:table-cell office:value-type="float" office:value="3703000" table:style-name="ce27">
            <text:p>3703000</text:p>
          </table:table-cell>
          <table:table-cell office:value-type="string" table:style-name="ce27">
            <text:p>Комиссии за предоставленные справки (Типовые/Нетиповые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float" office:value="2118" table:style-name="ce27">
            <text:p>2118</text:p>
          </table:table-cell>
          <table:table-cell office:value-type="string" table:style-name="ce27">
            <text:p>НД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office:value-type="string" table:style-name="ce27">
            <text:p>Связанная к 2101, 2105, 2106</text:p>
          </table:table-cell>
          <table:table-cell table:number-columns-repeated="16377"/>
        </table:table-row>
        <table:table-row table:style-name="ro2">
          <table:table-cell office:value-type="float" office:value="2402" table:style-name="ce28">
            <text:p>2402</text:p>
          </table:table-cell>
          <table:table-cell office:value-type="string" table:style-name="ce27">
            <text:p>Излишки наличных денег</text:p>
          </table:table-cell>
          <table:table-cell office:value-type="float" office:value="3018505" table:style-name="ce27">
            <text:p>3018505</text:p>
          </table:table-cell>
          <table:table-cell office:value-type="string" table:style-name="ce27">
            <text:p>Излишки наличных денег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2403" table:style-name="ce28">
            <text:p>2403</text:p>
          </table:table-cell>
          <table:table-cell office:value-type="string" table:style-name="ce27">
            <text:p>Погашение недостачи (виновный не установлен)</text:p>
          </table:table-cell>
          <table:table-cell office:value-type="float" office:value="3018525" table:style-name="ce27">
            <text:p>3018525</text:p>
          </table:table-cell>
          <table:table-cell office:value-type="string" table:style-name="ce27">
            <text:p>Погашение недостачи (виновный не установлен)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2403" table:style-name="ce28">
            <text:p>2403</text:p>
          </table:table-cell>
          <table:table-cell office:value-type="string" table:style-name="ce27">
            <text:p>Погашение недостачи (виновный не установлен)</text:p>
          </table:table-cell>
          <table:table-cell office:value-type="float" office:value="3018526" table:style-name="ce27">
            <text:p>3018526</text:p>
          </table:table-cell>
          <table:table-cell office:value-type="string" table:style-name="ce27">
            <text:p>Погашение недостачи от ФЛ (виновный не установлен)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2404" table:style-name="ce28">
            <text:p>2404</text:p>
          </table:table-cell>
          <table:table-cell office:value-type="string" table:style-name="ce27">
            <text:p>Погашение недостачи по счету виновного лица</text:p>
          </table:table-cell>
          <table:table-cell office:value-type="float" office:value="3018530" table:style-name="ce27">
            <text:p>3018530</text:p>
          </table:table-cell>
          <table:table-cell office:value-type="string" table:style-name="ce27">
            <text:p>Погашение недостачи по счету виновного лица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2404" table:style-name="ce28">
            <text:p>2404</text:p>
          </table:table-cell>
          <table:table-cell office:value-type="string" table:style-name="ce27">
            <text:p>Погашение недостачи по счету виновного лица</text:p>
          </table:table-cell>
          <table:table-cell office:value-type="float" office:value="3018531" table:style-name="ce27">
            <text:p>3018531</text:p>
          </table:table-cell>
          <table:table-cell office:value-type="string" table:style-name="ce27">
            <text:p>Погашение недостачи от ФЛ по счету виновного лица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2405" table:style-name="ce28">
            <text:p>2405</text:p>
          </table:table-cell>
          <table:table-cell office:value-type="string" table:style-name="ce27">
            <text:p>Погашение недостачи по счету бригады кассовых работников</text:p>
          </table:table-cell>
          <table:table-cell office:value-type="float" office:value="3018535" table:style-name="ce27">
            <text:p>3018535</text:p>
          </table:table-cell>
          <table:table-cell office:value-type="string" table:style-name="ce27">
            <text:p>Погашение недостачи по счету бригады кассовых работников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2405" table:style-name="ce28">
            <text:p>2405</text:p>
          </table:table-cell>
          <table:table-cell office:value-type="string" table:style-name="ce27">
            <text:p>Погашение недостачи по счету бригады кассовых работников</text:p>
          </table:table-cell>
          <table:table-cell office:value-type="float" office:value="3018536" table:style-name="ce27">
            <text:p>3018536</text:p>
          </table:table-cell>
          <table:table-cell office:value-type="string" table:style-name="ce27">
            <text:p>Погашение недостачи от ФЛ по счету бригады кассовых работников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 table:style-name="ce1"/>
        </table:table-row>
        <table:table-row table:style-name="ro2">
          <table:table-cell office:value-type="float" office:value="2406" table:style-name="ce28">
            <text:p>2406</text:p>
          </table:table-cell>
          <table:table-cell office:value-type="string" table:style-name="ce27">
            <text:p>Приход наличных денег</text:p>
          </table:table-cell>
          <table:table-cell office:value-type="float" office:value="3652010" table:style-name="ce27">
            <text:p>3652010</text:p>
          </table:table-cell>
          <table:table-cell office:value-type="string" table:style-name="ce27">
            <text:p>Приход денежных средств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 table:style-name="ce1"/>
        </table:table-row>
        <table:table-row table:style-name="ro9">
          <table:table-cell office:value-type="float" office:value="2408" table:style-name="ce28">
            <text:p>2408</text:p>
          </table:table-cell>
          <table:table-cell office:value-type="string" table:style-name="ce27">
            <text:p>Передача наличности между хранилищами ЦКУ - ПРИХОД</text:p>
          </table:table-cell>
          <table:table-cell office:value-type="float" office:value="3651010" table:style-name="ce27">
            <text:p>3651010</text:p>
          </table:table-cell>
          <table:table-cell office:value-type="string" table:style-name="ce27">
            <text:p>Передача наличности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 table:style-name="ce1"/>
        </table:table-row>
        <table:table-row table:style-name="ro7">
          <table:table-cell office:value-type="float" office:value="2410" table:style-name="ce28">
            <text:p>2410</text:p>
          </table:table-cell>
          <table:table-cell office:value-type="string" table:style-name="ce27">
            <text:p>Подкрепление наличными из SC-Наличность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office:value-type="string" table:style-name="ce32">
            <text:p>&lt;Debet&gt;20209810111260000001&lt;/Debet&gt;</text:p>
            <text:p><text:s text:c="12"/>&lt;Credit&gt;20202840311260000001&lt;/Credit&gt;</text:p>
            <text:p/>
          </table:table-cell>
          <table:table-cell table:number-columns-repeated="16376"/>
        </table:table-row>
        <table:table-row table:style-name="ro2">
          <table:table-cell office:value-type="string" table:style-name="ce28">
            <text:p>2410.MB</text:p>
          </table:table-cell>
          <table:table-cell office:value-type="string" table:style-name="ce27">
            <text:p>Подкрепление наличными</text:p>
          </table:table-cell>
          <table:table-cell table:number-columns-repeated="2" table:style-name="ce27"/>
          <table:table-cell office:value-type="string" table:style-name="ce27">
            <text:p>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9">
          <table:table-cell office:value-type="string" table:style-name="ce28">
            <text:p>2410.MKC</text:p>
          </table:table-cell>
          <table:table-cell office:value-type="string" table:style-name="ce27">
            <text:p>Прием наличных денег из другого ВСП своего филиала</text:p>
          </table:table-cell>
          <table:table-cell table:number-columns-repeated="2" table:style-name="ce27"/>
          <table:table-cell office:value-type="string" table:style-name="ce27">
            <text:p>MKC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9">
          <table:table-cell office:value-type="float" office:value="2411" table:style-name="ce28">
            <text:p>2411</text:p>
          </table:table-cell>
          <table:table-cell office:value-type="string" table:style-name="ce27">
            <text:p>Излишек при пересчете денежной наличности (SC)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 table:style-name="ce1"/>
        </table:table-row>
        <table:table-row table:style-name="ro9">
          <table:table-cell office:value-type="string" table:style-name="ce28">
            <text:p>2411.MB</text:p>
          </table:table-cell>
          <table:table-cell office:value-type="string" table:style-name="ce27">
            <text:p>Излишек при пересчете денежной наличности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8">
            <text:p>2411.MKC</text:p>
          </table:table-cell>
          <table:table-cell office:value-type="string" table:style-name="ce27">
            <text:p>Излишки при приеме наличных денег из другого ВСП своего филиала</text:p>
          </table:table-cell>
          <table:table-cell table:number-columns-repeated="2" table:style-name="ce27"/>
          <table:table-cell office:value-type="string" table:style-name="ce27">
            <text:p>MKC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9">
          <table:table-cell office:value-type="float" office:value="2412" table:style-name="ce31">
            <text:p>2412</text:p>
          </table:table-cell>
          <table:table-cell office:value-type="string" table:style-name="ce27">
            <text:p>Выгрузка из банкомата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8">
            <text:p>2412.MB</text:p>
          </table:table-cell>
          <table:table-cell office:value-type="string" table:style-name="ce27">
            <text:p>Выгрузка из банкомата</text:p>
          </table:table-cell>
          <table:table-cell table:number-columns-repeated="2" table:style-name="ce27"/>
          <table:table-cell office:value-type="string" table:style-name="ce27">
            <text:p>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8">
            <text:p>2412.MKC</text:p>
          </table:table-cell>
          <table:table-cell office:value-type="string" table:style-name="ce27">
            <text:p>Выгрузка наличных денег из кассет банкомата/депозитора своего филиала</text:p>
          </table:table-cell>
          <table:table-cell table:number-columns-repeated="2" table:style-name="ce27"/>
          <table:table-cell office:value-type="string" table:style-name="ce27">
            <text:p>MKC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9">
          <table:table-cell office:value-type="float" office:value="2413" table:style-name="ce31">
            <text:p>2413</text:p>
          </table:table-cell>
          <table:table-cell office:value-type="string" table:style-name="ce27">
            <text:p>Возврат из операционный кассы (функционал ЦКУ)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 table:style-name="ce1"/>
        </table:table-row>
        <table:table-row table:style-name="ro9">
          <table:table-cell office:value-type="string" table:style-name="ce28">
            <text:p>2413.MB</text:p>
          </table:table-cell>
          <table:table-cell office:value-type="string" table:style-name="ce27">
            <text:p>Выгрузка банкомата/депозитора другого филиала</text:p>
          </table:table-cell>
          <table:table-cell table:number-columns-repeated="2" table:style-name="ce27"/>
          <table:table-cell office:value-type="string" table:style-name="ce27">
            <text:p>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8">
            <text:p>2413.MKC</text:p>
          </table:table-cell>
          <table:table-cell office:value-type="string" table:style-name="ce27">
            <text:p>Выгрузка наличных денег из кассет банкомата/депозитора другого филиала</text:p>
          </table:table-cell>
          <table:table-cell table:number-columns-repeated="2" table:style-name="ce27"/>
          <table:table-cell office:value-type="string" table:style-name="ce27">
            <text:p>MKC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9">
          <table:table-cell office:value-type="float" office:value="2414" table:style-name="ce31">
            <text:p>2414</text:p>
          </table:table-cell>
          <table:table-cell office:value-type="string" table:style-name="ce27">
            <text:p>Прием денежной наличности от ТП в ЦКУ (SC)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 table:style-name="ce1"/>
        </table:table-row>
        <table:table-row table:style-name="ro9">
          <table:table-cell office:value-type="string" table:style-name="ce28">
            <text:p>2414.MB</text:p>
          </table:table-cell>
          <table:table-cell office:value-type="string" table:style-name="ce27">
            <text:p>Прием денежной наличности от ТП в ЦКУ</text:p>
          </table:table-cell>
          <table:table-cell table:number-columns-repeated="2" table:style-name="ce27"/>
          <table:table-cell office:value-type="string" table:style-name="ce27">
            <text:p>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9">
          <table:table-cell office:value-type="float" office:value="2415" table:style-name="ce31">
            <text:p>2415</text:p>
          </table:table-cell>
          <table:table-cell office:value-type="string" table:style-name="ce27">
            <text:p>Пересчет денежной наличности (SC)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2415.MB</text:p>
          </table:table-cell>
          <table:table-cell office:value-type="string" table:style-name="ce27">
            <text:p>Подкрепление наличными деньгами из другого филиала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2415.MBN</text:p>
          </table:table-cell>
          <table:table-cell office:value-type="string" table:style-name="ce27">
            <text:p>Прием наличных денег из ВСП другого филиала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2415.MKC</text:p>
          </table:table-cell>
          <table:table-cell office:value-type="string" table:style-name="ce27">
            <text:p>Прием наличных денег из ВСП другого филиала</text:p>
          </table:table-cell>
          <table:table-cell table:number-columns-repeated="2" table:style-name="ce27"/>
          <table:table-cell office:value-type="string" table:style-name="ce27">
            <text:p>MKC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9">
          <table:table-cell office:value-type="float" office:value="2416" table:style-name="ce31">
            <text:p>2416</text:p>
          </table:table-cell>
          <table:table-cell office:value-type="string" table:style-name="ce27">
            <text:p>Излишки ДН, поступившей в ДО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7">
          <table:table-cell office:value-type="string" table:style-name="ce28">
            <text:p>2416.MB</text:p>
          </table:table-cell>
          <table:table-cell office:value-type="string" table:style-name="ce27">
            <text:p>Излишки при пересчете банкомата/депозитора другого филиала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10">
          <table:table-cell office:value-type="string" table:style-name="ce28">
            <text:p>2416.MKC</text:p>
          </table:table-cell>
          <table:table-cell office:value-type="string" table:style-name="ce27">
            <text:p>Излишки при выгрузке наличных денег из кассет банкомата/депозитора другого филиала</text:p>
          </table:table-cell>
          <table:table-cell table:number-columns-repeated="2" table:style-name="ce27"/>
          <table:table-cell office:value-type="string" table:style-name="ce27">
            <text:p>MKC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7">
          <table:table-cell office:value-type="float" office:value="2417" table:style-name="ce31">
            <text:p>2417</text:p>
          </table:table-cell>
          <table:table-cell office:value-type="string" table:style-name="ce27">
            <text:p>Прием наличных денег из Кассового центра другого филиала (SC-наличность)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10">
          <table:table-cell office:value-type="float" office:value="2418" table:style-name="ce31">
            <text:p>2418</text:p>
          </table:table-cell>
          <table:table-cell office:value-type="string" table:style-name="ce27">
            <text:p>Излишки при приеме наличных денег из Кассового центра другого филиала (SC-наличность)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7">
          <table:table-cell office:value-type="string" table:style-name="ce28">
            <text:p>2418.MB</text:p>
          </table:table-cell>
          <table:table-cell office:value-type="string" table:style-name="ce27">
            <text:p>Излишки при подкреплении наличными деньгами из другого филиала</text:p>
          </table:table-cell>
          <table:table-cell table:number-columns-repeated="2" table:style-name="ce27"/>
          <table:table-cell office:value-type="string" table:style-name="ce27">
            <text:p>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7" table:visibility="filter">
          <table:table-cell office:value-type="string" table:style-name="ce27">
            <text:p>2418.MBN</text:p>
          </table:table-cell>
          <table:table-cell office:value-type="string" table:style-name="ce27">
            <text:p>Излишки при приеме наличных денег из ВСП другого филиал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string" table:style-name="ce27">
            <text:p>2418.MKC</text:p>
          </table:table-cell>
          <table:table-cell office:value-type="string" table:style-name="ce27">
            <text:p>Излишки при приеме наличных денег из ВСП другого филиал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float" office:value="2419" table:style-name="ce31">
            <text:p>2419</text:p>
          </table:table-cell>
          <table:table-cell office:value-type="string" table:style-name="ce27">
            <text:p>Излишек при выгрузке банкомата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2">
          <table:table-cell office:value-type="string" table:style-name="ce28">
            <text:p>2419.MB</text:p>
          </table:table-cell>
          <table:table-cell office:value-type="string" table:style-name="ce27">
            <text:p>Излишек при выгрузке банкомата</text:p>
          </table:table-cell>
          <table:table-cell table:number-columns-repeated="2" table:style-name="ce27"/>
          <table:table-cell office:value-type="string" table:style-name="ce27">
            <text:p>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10" table:visibility="filter">
          <table:table-cell office:value-type="string" table:style-name="ce27">
            <text:p>2419.MKC</text:p>
          </table:table-cell>
          <table:table-cell office:value-type="string" table:style-name="ce27">
            <text:p>Излишки при выгрузке наличных денег из кассет банкомата/депозитора своего филиал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float" office:value="2420" table:style-name="ce31">
            <text:p>2420</text:p>
          </table:table-cell>
          <table:table-cell office:value-type="string" table:style-name="ce27">
            <text:p>Пересчет годных от ГРКЦ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 table:style-name="ce1"/>
        </table:table-row>
        <table:table-row table:style-name="ro9">
          <table:table-cell office:value-type="string" table:style-name="ce28">
            <text:p>2420.MB</text:p>
          </table:table-cell>
          <table:table-cell office:value-type="string" table:style-name="ce27">
            <text:p>Подкрепление наличными деньгами из Банка России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9" table:visibility="filter">
          <table:table-cell office:value-type="string" table:style-name="ce27">
            <text:p>2420.MKC</text:p>
          </table:table-cell>
          <table:table-cell office:value-type="string" table:style-name="ce27">
            <text:p>Подкрепление наличными деньгами из Банка России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9">
          <table:table-cell office:value-type="float" office:value="2424" table:style-name="ce31">
            <text:p>2424</text:p>
          </table:table-cell>
          <table:table-cell office:value-type="string" table:style-name="ce27">
            <text:p>Возврат незагруженного комплекта кассет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 table:style-name="ce1"/>
        </table:table-row>
        <table:table-row table:style-name="ro9">
          <table:table-cell office:value-type="string" table:style-name="ce28">
            <text:p>2424.MB</text:p>
          </table:table-cell>
          <table:table-cell office:value-type="string" table:style-name="ce27">
            <text:p>Возврат незагруженного комплекта кассет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9">
          <table:table-cell office:value-type="float" office:value="2503" table:style-name="ce28">
            <text:p>2503</text:p>
          </table:table-cell>
          <table:table-cell office:value-type="string" table:style-name="ce27">
            <text:p>М-Банк. Объявление на взнос наличными (на счёт ЮЛ)</text:p>
          </table:table-cell>
          <table:table-cell table:number-columns-repeated="2" table:style-name="ce27"/>
          <table:table-cell office:value-type="string" table:style-name="ce27">
            <text:p>CFT, 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8">
            <text:p>2503.CFT</text:p>
          </table:table-cell>
          <table:table-cell office:value-type="string" table:style-name="ce27">
            <text:p>Внесение наличных денег по объявлению на взнос наличными (ЮЛ)</text:p>
          </table:table-cell>
          <table:table-cell table:number-columns-repeated="2" table:style-name="ce27"/>
          <table:table-cell office:value-type="string" table:style-name="ce27">
            <text:p>CFT2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7" table:visibility="filter">
          <table:table-cell office:value-type="string" table:style-name="ce27">
            <text:p>2503.MBN</text:p>
          </table:table-cell>
          <table:table-cell office:value-type="string" table:style-name="ce27">
            <text:p>Внесение наличных денег по объявлению на взнос наличными (ЮЛ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7">
          <table:table-cell office:value-type="float" office:value="2504" table:style-name="ce28">
            <text:p>2504</text:p>
          </table:table-cell>
          <table:table-cell office:value-type="string" table:style-name="ce27">
            <text:p>М-Банк. Внесение наличных по приходному ордеру (на счёт ЮЛ)</text:p>
          </table:table-cell>
          <table:table-cell table:number-columns-repeated="2" table:style-name="ce27"/>
          <table:table-cell office:value-type="string" table:style-name="ce27">
            <text:p>CFT, 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28">
            <text:p>2504.CFT</text:p>
          </table:table-cell>
          <table:table-cell office:value-type="string" table:style-name="ce27">
            <text:p>Внесение наличных денег по приходному кассовому ордеру (ЮЛ)</text:p>
          </table:table-cell>
          <table:table-cell table:number-columns-repeated="2" table:style-name="ce27"/>
          <table:table-cell office:value-type="string" table:style-name="ce27">
            <text:p>CFT, CFT2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7" table:visibility="filter">
          <table:table-cell office:value-type="string" table:style-name="ce27">
            <text:p>2504.MBN</text:p>
          </table:table-cell>
          <table:table-cell office:value-type="string" table:style-name="ce27">
            <text:p>Внесение наличных денег по приходному кассовому ордеру (ЮЛ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9">
          <table:table-cell office:value-type="float" office:value="2505" table:style-name="ce28">
            <text:p>2505</text:p>
          </table:table-cell>
          <table:table-cell office:value-type="string" table:style-name="ce27">
            <text:p>Прием поврежденной валюты (ЮЛ)</text:p>
          </table:table-cell>
          <table:table-cell table:number-columns-repeated="2" table:style-name="ce27"/>
          <table:table-cell office:value-type="string" table:style-name="ce27">
            <text:p>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10">
          <table:table-cell office:value-type="string" table:style-name="ce28">
            <text:p>2505.CFT</text:p>
          </table:table-cell>
          <table:table-cell office:value-type="string" table:style-name="ce27">
            <text:p>Внесение поврежденной валюты по приходному кассовому ордеру (ЮЛ)</text:p>
          </table:table-cell>
          <table:table-cell table:number-columns-repeated="2" table:style-name="ce27"/>
          <table:table-cell office:value-type="string" table:style-name="ce27">
            <text:p>CFT2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10" table:visibility="filter">
          <table:table-cell office:value-type="string" table:style-name="ce27">
            <text:p>2505.MBN</text:p>
          </table:table-cell>
          <table:table-cell office:value-type="string" table:style-name="ce27">
            <text:p>Внесение поврежденной валюты по приходному кассовому ордеру (ЮЛ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2" table:visibility="filter">
          <table:table-cell office:value-type="float" office:value="2800" table:style-name="ce27">
            <text:p>2800</text:p>
          </table:table-cell>
          <table:table-cell office:value-type="string" table:style-name="ce27">
            <text:p>Сеанс приема платежей ФЛ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9">
          <table:table-cell office:value-type="float" office:value="2801" table:style-name="ce31">
            <text:p>2801</text:p>
          </table:table-cell>
          <table:table-cell office:value-type="string" table:style-name="ce27">
            <text:p>Прием платежа ФЛ в пользу ЮЛ по свободной секции</text:p>
          </table:table-cell>
          <table:table-cell office:value-type="float" office:value="3016505" table:style-name="ce27">
            <text:p>3016505</text:p>
          </table:table-cell>
          <table:table-cell office:value-type="string" table:style-name="ce27">
            <text:p>Прием платежей ФЛ в пользу ЮЛ без открытия счета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office:value-type="string" table:style-name="ce29">
            <text:p>в валюте транзитного счета</text:p>
          </table:table-cell>
          <table:table-cell table:number-columns-repeated="16376"/>
        </table:table-row>
        <table:table-row table:style-name="ro9">
          <table:table-cell office:value-type="float" office:value="2801" table:style-name="ce31">
            <text:p>2801</text:p>
          </table:table-cell>
          <table:table-cell office:value-type="string" table:style-name="ce27">
            <text:p>Прием платежа ФЛ в пользу ЮЛ по свободной секции</text:p>
          </table:table-cell>
          <table:table-cell office:value-type="float" office:value="3016515" table:style-name="ce27">
            <text:p>3016515</text:p>
          </table:table-cell>
          <table:table-cell office:value-type="string" table:style-name="ce27">
            <text:p>Прием платежей ФЛ в пользу ЮЛ без открытия счета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 table:style-name="ce1"/>
        </table:table-row>
        <table:table-row table:style-name="ro9">
          <table:table-cell office:value-type="string" table:style-name="ce31">
            <text:p>2801.CPP</text:p>
          </table:table-cell>
          <table:table-cell office:value-type="string" table:style-name="ce27">
            <text:p>Прием платежа ФЛ в пользу ЮЛ по секции ЦОП</text:p>
          </table:table-cell>
          <table:table-cell office:value-type="float" office:value="3016505" table:style-name="ce27">
            <text:p>3016505</text:p>
          </table:table-cell>
          <table:table-cell office:value-type="string" table:style-name="ce27">
            <text:p>Прием платежей ФЛ в пользу ЮЛ без открытия счета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 table:style-name="ce1"/>
        </table:table-row>
        <table:table-row table:style-name="ro9">
          <table:table-cell office:value-type="string" table:style-name="ce31">
            <text:p>2801.CPP</text:p>
          </table:table-cell>
          <table:table-cell office:value-type="string" table:style-name="ce27">
            <text:p>Прием платежа ФЛ в пользу ЮЛ по секции ЦОП</text:p>
          </table:table-cell>
          <table:table-cell office:value-type="float" office:value="3016515" table:style-name="ce27">
            <text:p>3016515</text:p>
          </table:table-cell>
          <table:table-cell office:value-type="string" table:style-name="ce27">
            <text:p>Прием платежей ФЛ в пользу ЮЛ без открытия счета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 table:style-name="ce1"/>
        </table:table-row>
        <table:table-row table:style-name="ro9" table:visibility="filter">
          <table:table-cell office:value-type="float" office:value="2802" table:style-name="ce27">
            <text:p>2802</text:p>
          </table:table-cell>
          <table:table-cell office:value-type="string" table:style-name="ce27">
            <text:p>Перечисление суммы платежа ФЛ в пользу получателя средств</text:p>
          </table:table-cell>
          <table:table-cell office:value-type="float" office:value="3016505" table:style-name="ce27">
            <text:p>3016505</text:p>
          </table:table-cell>
          <table:table-cell office:value-type="string" table:style-name="ce27">
            <text:p>Прием платежей ФЛ в пользу ЮЛ без открытия счета</text:p>
          </table:table-cell>
          <table:table-cell table:style-name="ce27"/>
          <table:table-cell office:value-type="string" table:style-name="ce27">
            <text:p>No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 table:style-name="ce1"/>
        </table:table-row>
        <table:table-row table:style-name="ro9" table:visibility="filter">
          <table:table-cell office:value-type="float" office:value="2802" table:style-name="ce27">
            <text:p>2802</text:p>
          </table:table-cell>
          <table:table-cell office:value-type="string" table:style-name="ce27">
            <text:p>Перечисление суммы платежа ФЛ в пользу получателя средств</text:p>
          </table:table-cell>
          <table:table-cell office:value-type="float" office:value="3016515" table:style-name="ce27">
            <text:p>3016515</text:p>
          </table:table-cell>
          <table:table-cell office:value-type="string" table:style-name="ce27">
            <text:p>Прием платежей ФЛ в пользу ЮЛ без открытия счета</text:p>
          </table:table-cell>
          <table:table-cell table:style-name="ce27"/>
          <table:table-cell office:value-type="string" table:style-name="ce27">
            <text:p>No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 table:style-name="ce1"/>
        </table:table-row>
        <table:table-row table:style-name="ro2">
          <table:table-cell office:value-type="float" office:value="2896" table:style-name="ce30">
            <text:p>2896</text:p>
          </table:table-cell>
          <table:table-cell office:value-type="string" table:style-name="ce27">
            <text:p>Сводные приходные ордера по комиссиям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table:number-columns-repeated="16377" table:style-name="ce1"/>
        </table:table-row>
        <table:table-row table:style-name="ro2" table:visibility="filter">
          <table:table-cell office:value-type="float" office:value="2897" table:style-name="ce27">
            <text:p>2897</text:p>
          </table:table-cell>
          <table:table-cell office:value-type="string" table:style-name="ce27">
            <text:p>Закрытие реестра комиссий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9">
          <table:table-cell office:value-type="float" office:value="2898" table:style-name="ce30">
            <text:p>2898</text:p>
          </table:table-cell>
          <table:table-cell office:value-type="string" table:style-name="ce27">
            <text:p>Сводные приходные ордера по платежам ФЛ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table:number-columns-repeated="16377" table:style-name="ce1"/>
        </table:table-row>
        <table:table-row table:style-name="ro2" table:visibility="filter">
          <table:table-cell office:value-type="float" office:value="2899" table:style-name="ce27">
            <text:p>2899</text:p>
          </table:table-cell>
          <table:table-cell office:value-type="string" table:style-name="ce27">
            <text:p>Закрытие реестра платежей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10">
          <table:table-cell office:value-type="string" table:style-name="ce28">
            <text:p>3000.CFT</text:p>
          </table:table-cell>
          <table:table-cell office:value-type="string" table:style-name="ce27">
            <text:p>Выдача наличных денег по расходному кассовому ордеру (свободные реквизиты- клиентская операция)</text:p>
          </table:table-cell>
          <table:table-cell table:number-columns-repeated="2" table:style-name="ce27"/>
          <table:table-cell office:value-type="string" table:style-name="ce27">
            <text:p>CFT2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10">
          <table:table-cell office:value-type="string" table:style-name="ce28">
            <text:p>3001.CFT</text:p>
          </table:table-cell>
          <table:table-cell office:value-type="string" table:style-name="ce27">
            <text:p>Выдача наличных денег по расходному кассовому ордеру (свободные реквизиты- внутрибанк.операция)</text:p>
          </table:table-cell>
          <table:table-cell table:number-columns-repeated="2" table:style-name="ce27"/>
          <table:table-cell office:value-type="string" table:style-name="ce27">
            <text:p>CFT2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10">
          <table:table-cell office:value-type="float" office:value="3051" table:style-name="ce30">
            <text:p>3051</text:p>
          </table:table-cell>
          <table:table-cell office:value-type="string" table:style-name="ce27">
            <text:p>Выплата наличными в рублях по претензиям клиентов со счета претензий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 table:style-name="ce1"/>
        </table:table-row>
        <table:table-row table:style-name="ro10">
          <table:table-cell office:value-type="float" office:value="3052" table:style-name="ce33">
            <text:p>3052</text:p>
          </table:table-cell>
          <table:table-cell office:value-type="string" table:style-name="ce27">
            <text:p>Выплата наличными в рублях по претензиям клиентов со счета претензий в валюте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office:value-type="string" table:style-name="ce29">
            <text:p>&lt;OperationCurrency&gt;EUR&lt;/OperationCurrency&gt;</text:p>
          </table:table-cell>
          <table:table-cell table:number-columns-repeated="16376"/>
        </table:table-row>
        <table:table-row table:style-name="ro10">
          <table:table-cell office:value-type="float" office:value="3053" table:style-name="ce30">
            <text:p>3053</text:p>
          </table:table-cell>
          <table:table-cell office:value-type="string" table:style-name="ce27">
            <text:p>Выплата наличными в валюте по претензиям клиентов со счета претензий в валюте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Ручная загрузка хмл…</text:p>
          </table:table-cell>
          <table:table-cell office:value-type="string" table:style-name="ce29">
            <text:p>валюта счета либо рубли(3052)</text:p>
          </table:table-cell>
          <table:table-cell table:number-columns-repeated="16376"/>
        </table:table-row>
        <table:table-row table:style-name="ro7">
          <table:table-cell office:value-type="float" office:value="3054" table:style-name="ce28">
            <text:p>3054</text:p>
          </table:table-cell>
          <table:table-cell office:value-type="string" table:style-name="ce27">
            <text:p>М-Банк. Выдача наличных по расходному ордеру (со счета ФЛ)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9">
          <table:table-cell office:value-type="string" table:style-name="ce28">
            <text:p>3054.MBN</text:p>
          </table:table-cell>
          <table:table-cell office:value-type="string" table:style-name="ce27">
            <text:p>Выдача наличных денег по расходному кассовому ордеру (ФЛ)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 table:style-name="ce1"/>
        </table:table-row>
        <table:table-row table:style-name="ro2">
          <table:table-cell office:value-type="float" office:value="3071" table:style-name="ce28">
            <text:p>3071</text:p>
          </table:table-cell>
          <table:table-cell office:value-type="string" table:style-name="ce27">
            <text:p>Выдача наличных с ПК М-Банк - рубли</text:p>
          </table:table-cell>
          <table:table-cell office:value-type="float" office:value="17220" table:style-name="ce27">
            <text:p>17220</text:p>
          </table:table-cell>
          <table:table-cell office:value-type="string" table:style-name="ce27">
            <text:p>Выплата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>
          <table:table-cell office:value-type="float" office:value="3071" table:style-name="ce28">
            <text:p>3071</text:p>
          </table:table-cell>
          <table:table-cell office:value-type="string" table:style-name="ce27">
            <text:p>Выдача наличных с ПК М-Банк - рубли</text:p>
          </table:table-cell>
          <table:table-cell office:value-type="float" office:value="3014509" table:style-name="ce27">
            <text:p>3014509</text:p>
          </table:table-cell>
          <table:table-cell office:value-type="string" table:style-name="ce27">
            <text:p>Выплата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>
          <table:table-cell office:value-type="float" office:value="3072" table:style-name="ce28">
            <text:p>3072</text:p>
          </table:table-cell>
          <table:table-cell office:value-type="string" table:style-name="ce27">
            <text:p>Выдача наличных с ПК М-Банк - валюта</text:p>
          </table:table-cell>
          <table:table-cell office:value-type="float" office:value="17220" table:style-name="ce27">
            <text:p>17220</text:p>
          </table:table-cell>
          <table:table-cell office:value-type="string" table:style-name="ce27">
            <text:p>Выплата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>
          <table:table-cell office:value-type="float" office:value="3072" table:style-name="ce28">
            <text:p>3072</text:p>
          </table:table-cell>
          <table:table-cell office:value-type="string" table:style-name="ce27">
            <text:p>Выдача наличных с ПК М-Банк - валюта</text:p>
          </table:table-cell>
          <table:table-cell office:value-type="float" office:value="3014509" table:style-name="ce27">
            <text:p>3014509</text:p>
          </table:table-cell>
          <table:table-cell office:value-type="string" table:style-name="ce27">
            <text:p>Выплата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 table:visibility="filter">
          <table:table-cell office:value-type="float" office:value="3090" table:style-name="ce27">
            <text:p>3090</text:p>
          </table:table-cell>
          <table:table-cell office:value-type="string" table:style-name="ce27">
            <text:p>Формирование сводных расходных ордеров по ПК ВТБ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float" office:value="3093" table:style-name="ce28">
            <text:p>3093</text:p>
          </table:table-cell>
          <table:table-cell office:value-type="string" table:style-name="ce27">
            <text:p>Выдача наличных с пластиковой карты Profile - рубли</text:p>
          </table:table-cell>
          <table:table-cell office:value-type="float" office:value="17220" table:style-name="ce27">
            <text:p>17220</text:p>
          </table:table-cell>
          <table:table-cell office:value-type="string" table:style-name="ce27">
            <text:p>Выплата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3093" table:style-name="ce28">
            <text:p>3093</text:p>
          </table:table-cell>
          <table:table-cell office:value-type="string" table:style-name="ce27">
            <text:p>Выдача наличных с пластиковой карты Profile - рубли</text:p>
          </table:table-cell>
          <table:table-cell office:value-type="float" office:value="3014509" table:style-name="ce27">
            <text:p>3014509</text:p>
          </table:table-cell>
          <table:table-cell office:value-type="string" table:style-name="ce27">
            <text:p>Выплата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3094" table:style-name="ce28">
            <text:p>3094</text:p>
          </table:table-cell>
          <table:table-cell office:value-type="string" table:style-name="ce27">
            <text:p>Выдача наличных с пластиковой карты Profile - валюта</text:p>
          </table:table-cell>
          <table:table-cell office:value-type="float" office:value="17220" table:style-name="ce27">
            <text:p>17220</text:p>
          </table:table-cell>
          <table:table-cell office:value-type="string" table:style-name="ce27">
            <text:p>Выплата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3094" table:style-name="ce28">
            <text:p>3094</text:p>
          </table:table-cell>
          <table:table-cell office:value-type="string" table:style-name="ce27">
            <text:p>Выдача наличных с пластиковой карты Profile - валюта</text:p>
          </table:table-cell>
          <table:table-cell office:value-type="float" office:value="3014509" table:style-name="ce27">
            <text:p>3014509</text:p>
          </table:table-cell>
          <table:table-cell office:value-type="string" table:style-name="ce27">
            <text:p>Выплата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3096" table:style-name="ce31">
            <text:p>3096</text:p>
          </table:table-cell>
          <table:table-cell office:value-type="string" table:style-name="ce27">
            <text:p>Выдача наличных с пластиковой карты (ПК ВТБ)</text:p>
          </table:table-cell>
          <table:table-cell office:value-type="float" office:value="17220" table:style-name="ce27">
            <text:p>17220</text:p>
          </table:table-cell>
          <table:table-cell office:value-type="string" table:style-name="ce27">
            <text:p>Выплата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3096" table:style-name="ce31">
            <text:p>3096</text:p>
          </table:table-cell>
          <table:table-cell office:value-type="string" table:style-name="ce27">
            <text:p>Выдача наличных с пластиковой карты (ПК ВТБ)</text:p>
          </table:table-cell>
          <table:table-cell office:value-type="float" office:value="3014509" table:style-name="ce27">
            <text:p>3014509</text:p>
          </table:table-cell>
          <table:table-cell office:value-type="string" table:style-name="ce27">
            <text:p>Выплата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3097" table:style-name="ce28">
            <text:p>3097</text:p>
          </table:table-cell>
          <table:table-cell office:value-type="string" table:style-name="ce27">
            <text:p>Выдача наличных денег через POS-терминал</text:p>
          </table:table-cell>
          <table:table-cell office:value-type="float" office:value="17220" table:style-name="ce27">
            <text:p>17220</text:p>
          </table:table-cell>
          <table:table-cell office:value-type="string" table:style-name="ce27">
            <text:p>Выплата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3097" table:style-name="ce28">
            <text:p>3097</text:p>
          </table:table-cell>
          <table:table-cell office:value-type="string" table:style-name="ce27">
            <text:p>Выдача наличных денег через POS-терминал</text:p>
          </table:table-cell>
          <table:table-cell office:value-type="float" office:value="3014509" table:style-name="ce27">
            <text:p>3014509</text:p>
          </table:table-cell>
          <table:table-cell office:value-type="string" table:style-name="ce27">
            <text:p>Выплата наличных по карте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7" table:visibility="filter">
          <table:table-cell office:value-type="float" office:value="3098" table:style-name="ce27">
            <text:p>3098</text:p>
          </table:table-cell>
          <table:table-cell office:value-type="string" table:style-name="ce27">
            <text:p>Формирование сводных расходных ордеров по POS-терминалам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2" table:visibility="filter">
          <table:table-cell office:value-type="float" office:value="3099" table:style-name="ce27">
            <text:p>3099</text:p>
          </table:table-cell>
          <table:table-cell office:value-type="string" table:style-name="ce27">
            <text:p>Закрытие реестра по картам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>
          <table:table-cell office:value-type="float" office:value="3402" table:style-name="ce28">
            <text:p>3402</text:p>
          </table:table-cell>
          <table:table-cell office:value-type="string" table:style-name="ce27">
            <text:p>Недостача наличных денег (до выяснения виновного лица)</text:p>
          </table:table-cell>
          <table:table-cell office:value-type="float" office:value="3018510" table:style-name="ce27">
            <text:p>3018510</text:p>
          </table:table-cell>
          <table:table-cell office:value-type="string" table:style-name="ce27">
            <text:p>Недостача наличных денег (до выяснения виновного лица)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7">
          <table:table-cell office:value-type="float" office:value="3403" table:style-name="ce28">
            <text:p>3403</text:p>
          </table:table-cell>
          <table:table-cell office:value-type="string" table:style-name="ce27">
            <text:p>Недостача наличных денег у работника (виновное лицо установлено)</text:p>
          </table:table-cell>
          <table:table-cell office:value-type="float" office:value="3018515" table:style-name="ce27">
            <text:p>3018515</text:p>
          </table:table-cell>
          <table:table-cell office:value-type="string" table:style-name="ce27">
            <text:p>Недостача наличных денег у работника (виновное лицо установлено)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3404" table:style-name="ce28">
            <text:p>3404</text:p>
          </table:table-cell>
          <table:table-cell office:value-type="string" table:style-name="ce27">
            <text:p>Недостача наличных денег у бригады кассовых работников</text:p>
          </table:table-cell>
          <table:table-cell office:value-type="float" office:value="3018520" table:style-name="ce27">
            <text:p>3018520</text:p>
          </table:table-cell>
          <table:table-cell office:value-type="string" table:style-name="ce27">
            <text:p>Недостача наличных денег у бригады кассовых работников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>
          <table:table-cell office:value-type="float" office:value="3406" table:style-name="ce28">
            <text:p>3406</text:p>
          </table:table-cell>
          <table:table-cell office:value-type="string" table:style-name="ce27">
            <text:p>Расход наличных денег</text:p>
          </table:table-cell>
          <table:table-cell office:value-type="float" office:value="3653010" table:style-name="ce27">
            <text:p>3653010</text:p>
          </table:table-cell>
          <table:table-cell office:value-type="string" table:style-name="ce27">
            <text:p>Расход денежных средств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3408" table:style-name="ce28">
            <text:p>3408</text:p>
          </table:table-cell>
          <table:table-cell office:value-type="string" table:style-name="ce27">
            <text:p>Передача наличности между хранилищами ЦКУ - РАСХОД</text:p>
          </table:table-cell>
          <table:table-cell office:value-type="float" office:value="3651010" table:style-name="ce27">
            <text:p>3651010</text:p>
          </table:table-cell>
          <table:table-cell office:value-type="string" table:style-name="ce27">
            <text:p>Передача наличности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3410" table:style-name="ce28">
            <text:p>3410</text:p>
          </table:table-cell>
          <table:table-cell office:value-type="string" table:style-name="ce27">
            <text:p>Инкассация наличности в SC-Наличность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2">
          <table:table-cell office:value-type="string" table:style-name="ce28">
            <text:p>3410.MB</text:p>
          </table:table-cell>
          <table:table-cell office:value-type="string" table:style-name="ce27">
            <text:p>Инкассация наличности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3410.MBN</text:p>
          </table:table-cell>
          <table:table-cell office:value-type="string" table:style-name="ce27">
            <text:p>Прием наличных денег из другого ВСП своего филиала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27">
            <text:p>3410.MKC</text:p>
          </table:table-cell>
          <table:table-cell office:value-type="string" table:style-name="ce27">
            <text:p>Вывоз наличных денег в другое ВСП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float" office:value="3411" table:style-name="ce28">
            <text:p>3411</text:p>
          </table:table-cell>
          <table:table-cell office:value-type="string" table:style-name="ce27">
            <text:p>Недостача денежной наличности при пересчете (SC)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3411.MB</text:p>
          </table:table-cell>
          <table:table-cell office:value-type="string" table:style-name="ce27">
            <text:p>Недостача денежной наличности при пересчете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3411.MKC</text:p>
          </table:table-cell>
          <table:table-cell office:value-type="string" table:style-name="ce27">
            <text:p>Недостача денежной наличности при пересчете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float" office:value="3412" table:style-name="ce28">
            <text:p>3412</text:p>
          </table:table-cell>
          <table:table-cell office:value-type="string" table:style-name="ce27">
            <text:p>Подкрепление банкомата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2">
          <table:table-cell office:value-type="string" table:style-name="ce28">
            <text:p>3412.MB</text:p>
          </table:table-cell>
          <table:table-cell office:value-type="string" table:style-name="ce27">
            <text:p>Подкрепление банкомата</text:p>
          </table:table-cell>
          <table:table-cell table:number-columns-repeated="2" table:style-name="ce27"/>
          <table:table-cell office:value-type="string" table:style-name="ce27">
            <text:p>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3412.MKC</text:p>
          </table:table-cell>
          <table:table-cell office:value-type="string" table:style-name="ce27">
            <text:p>Загрузка наличными деньгами кассет банкомат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float" office:value="3413" table:style-name="ce28">
            <text:p>3413</text:p>
          </table:table-cell>
          <table:table-cell office:value-type="string" table:style-name="ce27">
            <text:p>Подкрепление операционной кассы (функционал ЦКУ)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3413.MB</text:p>
          </table:table-cell>
          <table:table-cell office:value-type="string" table:style-name="ce27">
            <text:p>Подкрепление операционной кассы (функционал ЦКУ)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3413.MKC</text:p>
          </table:table-cell>
          <table:table-cell office:value-type="string" table:style-name="ce27">
            <text:p>Подкрепление операционной кассы (функционал ЦКУ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float" office:value="3414" table:style-name="ce28">
            <text:p>3414</text:p>
          </table:table-cell>
          <table:table-cell office:value-type="string" table:style-name="ce27">
            <text:p>Вывоз Денежной наличности в ЦБ РФ (SC)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2">
          <table:table-cell office:value-type="string" table:style-name="ce28">
            <text:p>3414.MB</text:p>
          </table:table-cell>
          <table:table-cell office:value-type="string" table:style-name="ce27">
            <text:p>Вывоз наличных денег в Банк России</text:p>
          </table:table-cell>
          <table:table-cell table:number-columns-repeated="2" table:style-name="ce27"/>
          <table:table-cell office:value-type="string" table:style-name="ce27">
            <text:p>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27">
            <text:p>3414.MKC</text:p>
          </table:table-cell>
          <table:table-cell office:value-type="string" table:style-name="ce27">
            <text:p>Вывоз наличных денег в Банк России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float" office:value="3416" table:style-name="ce28">
            <text:p>3416</text:p>
          </table:table-cell>
          <table:table-cell office:value-type="string" table:style-name="ce27">
            <text:p>Недостачи ДН, поступившей в ДО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9">
          <table:table-cell office:value-type="float" office:value="3503" table:style-name="ce28">
            <text:p>3503</text:p>
          </table:table-cell>
          <table:table-cell office:value-type="string" table:style-name="ce27">
            <text:p>М-Банк. Выдача наличных по чеку (со счета ЮЛ)</text:p>
          </table:table-cell>
          <table:table-cell table:number-columns-repeated="2" table:style-name="ce27"/>
          <table:table-cell office:value-type="string" table:style-name="ce27">
            <text:p>CFT, 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9">
          <table:table-cell office:value-type="string" table:style-name="ce28">
            <text:p>3503.CFT</text:p>
          </table:table-cell>
          <table:table-cell office:value-type="string" table:style-name="ce27">
            <text:p>Выдача наличных денег по денежному чеку (ЮЛ)</text:p>
          </table:table-cell>
          <table:table-cell table:number-columns-repeated="2" table:style-name="ce27"/>
          <table:table-cell office:value-type="string" table:style-name="ce27">
            <text:p>CFT2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3503.MBN</text:p>
          </table:table-cell>
          <table:table-cell office:value-type="string" table:style-name="ce27">
            <text:p>Выдача наличных денег по денежному чеку (ЮЛ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>
          <table:table-cell office:value-type="float" office:value="3504" table:style-name="ce28">
            <text:p>3504</text:p>
          </table:table-cell>
          <table:table-cell office:value-type="string" table:style-name="ce27">
            <text:p>М-Банк. Выдача наличных по расходному ордеру (со счета ЮЛ)</text:p>
          </table:table-cell>
          <table:table-cell table:number-columns-repeated="2" table:style-name="ce27"/>
          <table:table-cell office:value-type="string" table:style-name="ce27">
            <text:p>CFT, 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7">
          <table:table-cell office:value-type="string" table:style-name="ce28">
            <text:p>3504.CFT</text:p>
          </table:table-cell>
          <table:table-cell office:value-type="string" table:style-name="ce27">
            <text:p>Выдача наличных денег по расходному кассовому ордеру (ЮЛ)</text:p>
          </table:table-cell>
          <table:table-cell table:number-columns-repeated="2" table:style-name="ce27"/>
          <table:table-cell office:value-type="string" table:style-name="ce27">
            <text:p>CFT2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7" table:visibility="filter">
          <table:table-cell office:value-type="string" table:style-name="ce27">
            <text:p>3504.MBN</text:p>
          </table:table-cell>
          <table:table-cell office:value-type="string" table:style-name="ce27">
            <text:p>Выдача наличных денег по расходному кассовому ордеру (ЮЛ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float" office:value="4101" table:style-name="ce28">
            <text:p>4101</text:p>
          </table:table-cell>
          <table:table-cell office:value-type="string" table:style-name="ce27">
            <text:p>Покупка наличной валюты за рубли</text:p>
          </table:table-cell>
          <table:table-cell office:value-type="float" office:value="3013510" table:style-name="ce27">
            <text:p>3013510</text:p>
          </table:table-cell>
          <table:table-cell office:value-type="string" table:style-name="ce27">
            <text:p>Покупка валюты за рубли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4102" table:style-name="ce28">
            <text:p>4102</text:p>
          </table:table-cell>
          <table:table-cell office:value-type="string" table:style-name="ce27">
            <text:p>Продажа наличной валюты за рубли</text:p>
          </table:table-cell>
          <table:table-cell office:value-type="float" office:value="3013505" table:style-name="ce27">
            <text:p>3013505</text:p>
          </table:table-cell>
          <table:table-cell office:value-type="string" table:style-name="ce27">
            <text:p>Продажа валюты за рубли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>
          <table:table-cell office:value-type="float" office:value="4103" table:style-name="ce28">
            <text:p>4103</text:p>
          </table:table-cell>
          <table:table-cell office:value-type="string" table:style-name="ce27">
            <text:p>Покупка поврежденной валюты</text:p>
          </table:table-cell>
          <table:table-cell office:value-type="float" office:value="3013526" table:style-name="ce27">
            <text:p>3013526</text:p>
          </table:table-cell>
          <table:table-cell office:value-type="string" table:style-name="ce27">
            <text:p>Покупка поврежденной валюты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04" table:style-name="ce27">
            <text:p>4104</text:p>
          </table:table-cell>
          <table:table-cell office:value-type="string" table:style-name="ce27">
            <text:p>Наличная конверсия валюты</text:p>
          </table:table-cell>
          <table:table-cell office:value-type="float" office:value="3013515" table:style-name="ce27">
            <text:p>3013515</text:p>
          </table:table-cell>
          <table:table-cell office:value-type="string" table:style-name="ce27">
            <text:p>Конверсия валюты</text:p>
          </table:table-cell>
          <table:table-cell table:style-name="ce27"/>
          <table:table-cell office:value-type="string" table:style-name="ce27">
            <text:p>No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06" table:style-name="ce27">
            <text:p>4106</text:p>
          </table:table-cell>
          <table:table-cell office:value-type="string" table:style-name="ce27">
            <text:p>Размен валюты</text:p>
          </table:table-cell>
          <table:table-cell office:value-type="float" office:value="3013520" table:style-name="ce27">
            <text:p>3013520</text:p>
          </table:table-cell>
          <table:table-cell office:value-type="string" table:style-name="ce27">
            <text:p>Размен валюты</text:p>
          </table:table-cell>
          <table:table-cell table:style-name="ce27"/>
          <table:table-cell office:value-type="string" table:style-name="ce27">
            <text:p>No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7">
          <table:table-cell office:value-type="float" office:value="4107" table:style-name="ce28">
            <text:p>4107</text:p>
          </table:table-cell>
          <table:table-cell office:value-type="string" table:style-name="ce27">
            <text:p>Задержание банкнот, имеющих явные признаки подделки, от ФЛ</text:p>
          </table:table-cell>
          <table:table-cell office:value-type="float" office:value="3013541" table:style-name="ce27">
            <text:p>3013541</text:p>
          </table:table-cell>
          <table:table-cell office:value-type="string" table:style-name="ce27">
            <text:p>Задержание банкнот, имеющих явные признаки подделки, от ФЛ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7">
          <table:table-cell office:value-type="float" office:value="4107" table:style-name="ce28">
            <text:p>4107</text:p>
          </table:table-cell>
          <table:table-cell office:value-type="string" table:style-name="ce27">
            <text:p>Задержание банкнот, имеющих явные признаки подделки, от ФЛ</text:p>
          </table:table-cell>
          <table:table-cell office:value-type="float" office:value="3014015" table:style-name="ce27">
            <text:p>3014015</text:p>
          </table:table-cell>
          <table:table-cell office:value-type="string" table:style-name="ce27">
            <text:p>Задержание банкнот, имеющих явные признаки подделки, от ФЛ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4108" table:style-name="ce28">
            <text:p>4108</text:p>
          </table:table-cell>
          <table:table-cell office:value-type="string" table:style-name="ce27">
            <text:p>Покупка валютной мелочи для операций из внешних систем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float" office:value="4109" table:style-name="ce28">
            <text:p>4109</text:p>
          </table:table-cell>
          <table:table-cell office:value-type="string" table:style-name="ce27">
            <text:p>Продажа валютной мелочи для операций из внешних систем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table:number-columns-repeated="16377"/>
        </table:table-row>
        <table:table-row table:style-name="ro2">
          <table:table-cell office:value-type="float" office:value="4110" table:style-name="ce28">
            <text:p>4110</text:p>
          </table:table-cell>
          <table:table-cell office:value-type="string" table:style-name="ce27">
            <text:p>Прием на экспертизу валюты</text:p>
          </table:table-cell>
          <table:table-cell office:value-type="float" office:value="3013536" table:style-name="ce27">
            <text:p>3013536</text:p>
          </table:table-cell>
          <table:table-cell office:value-type="string" table:style-name="ce27">
            <text:p>Прием на экспертизу от ФЛ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>
          <table:table-cell office:value-type="float" office:value="4110" table:style-name="ce28">
            <text:p>4110</text:p>
          </table:table-cell>
          <table:table-cell office:value-type="string" table:style-name="ce27">
            <text:p>Прием на экспертизу валюты</text:p>
          </table:table-cell>
          <table:table-cell office:value-type="float" office:value="3014005" table:style-name="ce27">
            <text:p>3014005</text:p>
          </table:table-cell>
          <table:table-cell office:value-type="string" table:style-name="ce27">
            <text:p>Прием на экспертизу от ФЛ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>
          <table:table-cell office:value-type="float" office:value="4120" table:style-name="ce28">
            <text:p>4120</text:p>
          </table:table-cell>
          <table:table-cell office:value-type="string" table:style-name="ce27">
            <text:p>Прием на инкассо валюты</text:p>
          </table:table-cell>
          <table:table-cell office:value-type="float" office:value="3013531" table:style-name="ce27">
            <text:p>3013531</text:p>
          </table:table-cell>
          <table:table-cell office:value-type="string" table:style-name="ce27">
            <text:p>Прием на инкассо денежных знаков от ФЛ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4151" table:style-name="ce31">
            <text:p>4151</text:p>
          </table:table-cell>
          <table:table-cell office:value-type="string" table:style-name="ce27">
            <text:p>Приход ордерных чеков из SC-Наличность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9">
          <table:table-cell office:value-type="float" office:value="4166" table:style-name="ce28">
            <text:p>4166</text:p>
          </table:table-cell>
          <table:table-cell office:value-type="string" table:style-name="ce27">
            <text:p>Покупка валютной мелочи (Связ. от конверсии)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office:value-type="string" table:style-name="ce27">
            <text:p>Связанная к 4104</text:p>
          </table:table-cell>
          <table:table-cell table:number-columns-repeated="16377"/>
        </table:table-row>
        <table:table-row table:style-name="ro9" table:visibility="filter">
          <table:table-cell office:value-type="float" office:value="4167" table:style-name="ce27">
            <text:p>4167</text:p>
          </table:table-cell>
          <table:table-cell office:value-type="string" table:style-name="ce27">
            <text:p>Продажа валютной мелочи (Связ. от конверсии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office:value-type="string" table:style-name="ce27">
            <text:p>Связанная к 4104</text:p>
          </table:table-cell>
          <table:table-cell table:number-columns-repeated="16377"/>
        </table:table-row>
        <table:table-row table:style-name="ro2">
          <table:table-cell office:value-type="float" office:value="4168" table:style-name="ce28">
            <text:p>4168</text:p>
          </table:table-cell>
          <table:table-cell office:value-type="string" table:style-name="ce27">
            <text:p>Конверсия валюты (Связ. от конверсии)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office:value-type="string" table:style-name="ce27">
            <text:p>Связанная к 4104</text:p>
          </table:table-cell>
          <table:table-cell table:number-columns-repeated="16377"/>
        </table:table-row>
        <table:table-row table:style-name="ro2">
          <table:table-cell office:value-type="float" office:value="4184" table:style-name="ce28">
            <text:p>4184</text:p>
          </table:table-cell>
          <table:table-cell office:value-type="string" table:style-name="ce27">
            <text:p>Льготная покупка валюты</text:p>
          </table:table-cell>
          <table:table-cell office:value-type="float" office:value="3013550" table:style-name="ce27">
            <text:p>3013550</text:p>
          </table:table-cell>
          <table:table-cell office:value-type="string" table:style-name="ce27">
            <text:p>Льготная конверсия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>
          <table:table-cell office:value-type="float" office:value="4185" table:style-name="ce28">
            <text:p>4185</text:p>
          </table:table-cell>
          <table:table-cell office:value-type="string" table:style-name="ce27">
            <text:p>Льготная продажа валюты</text:p>
          </table:table-cell>
          <table:table-cell office:value-type="float" office:value="3013550" table:style-name="ce27">
            <text:p>3013550</text:p>
          </table:table-cell>
          <table:table-cell office:value-type="string" table:style-name="ce27">
            <text:p>Льготная конверсия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7" table:visibility="filter">
          <table:table-cell office:value-type="float" office:value="4191" table:style-name="ce27">
            <text:p>4191</text:p>
          </table:table-cell>
          <table:table-cell office:value-type="string" table:style-name="ce27">
            <text:p>Закрытие смены, формирование приходных ордеров (льгота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float" office:value="4192" table:style-name="ce27">
            <text:p>4192</text:p>
          </table:table-cell>
          <table:table-cell office:value-type="string" table:style-name="ce27">
            <text:p>Закрытие смены, формирование расходных ордеров (льгота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float" office:value="4193" table:style-name="ce27">
            <text:p>4193</text:p>
          </table:table-cell>
          <table:table-cell office:value-type="string" table:style-name="ce27">
            <text:p>Закрытие смены, формирование ордеров по покупке поврежденных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float" office:value="4195" table:style-name="ce27">
            <text:p>4195</text:p>
          </table:table-cell>
          <table:table-cell office:value-type="string" table:style-name="ce27">
            <text:p>Закрытие смены, формирование ордеров по замене поврежденных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2" table:visibility="filter">
          <table:table-cell office:value-type="float" office:value="4196" table:style-name="ce27">
            <text:p>4196</text:p>
          </table:table-cell>
          <table:table-cell office:value-type="string" table:style-name="ce27">
            <text:p>Закрытие смены, конверсия валюты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9" table:visibility="filter">
          <table:table-cell office:value-type="float" office:value="4197" table:style-name="ce27">
            <text:p>4197</text:p>
          </table:table-cell>
          <table:table-cell office:value-type="string" table:style-name="ce27">
            <text:p>Закрытие смены, формирование приходных ордеров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9" table:visibility="filter">
          <table:table-cell office:value-type="float" office:value="4198" table:style-name="ce27">
            <text:p>4198</text:p>
          </table:table-cell>
          <table:table-cell office:value-type="string" table:style-name="ce27">
            <text:p>Закрытие смены, формирование расходных ордеров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2" table:visibility="filter">
          <table:table-cell office:value-type="float" office:value="4199" table:style-name="ce27">
            <text:p>4199</text:p>
          </table:table-cell>
          <table:table-cell office:value-type="string" table:style-name="ce27">
            <text:p>Закрытие смены обменного пункт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9">
          <table:table-cell office:value-type="float" office:value="4203" table:style-name="ce28">
            <text:p>4203</text:p>
          </table:table-cell>
          <table:table-cell office:value-type="string" table:style-name="ce27">
            <text:p>Комиссия за покупку/продажу валюты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office:value-type="string" table:style-name="ce34">
            <text:p>связана с 4101</text:p>
          </table:table-cell>
          <table:table-cell table:number-columns-repeated="16376"/>
        </table:table-row>
        <table:table-row table:style-name="ro2">
          <table:table-cell office:value-type="float" office:value="4205" table:style-name="ce28">
            <text:p>4205</text:p>
          </table:table-cell>
          <table:table-cell office:value-type="string" table:style-name="ce27">
            <text:p>Комиссия за операцию с НИВ (в рублях)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office:value-type="string" table:style-name="ce34">
            <text:p>связана с 4103</text:p>
          </table:table-cell>
          <table:table-cell table:number-columns-repeated="16376"/>
        </table:table-row>
        <table:table-row table:style-name="ro9">
          <table:table-cell office:value-type="float" office:value="4206" table:style-name="ce28">
            <text:p>4206</text:p>
          </table:table-cell>
          <table:table-cell office:value-type="string" table:style-name="ce27">
            <text:p>Комиссия за операции с НИВ (в валюте)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office:value-type="string" table:style-name="ce34">
            <text:p>связана с 4103</text:p>
          </table:table-cell>
          <table:table-cell table:number-columns-repeated="16376"/>
        </table:table-row>
        <table:table-row table:style-name="ro2">
          <table:table-cell office:value-type="float" office:value="4207" table:style-name="ce28">
            <text:p>4207</text:p>
          </table:table-cell>
          <table:table-cell office:value-type="string" table:style-name="ce27">
            <text:p>Комиссия за операцию инкассо (в рублях)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office:value-type="string" table:style-name="ce34">
            <text:p>связана с 4120</text:p>
          </table:table-cell>
          <table:table-cell table:number-columns-repeated="16376"/>
        </table:table-row>
        <table:table-row table:style-name="ro9">
          <table:table-cell office:value-type="float" office:value="4209" table:style-name="ce28">
            <text:p>4209</text:p>
          </table:table-cell>
          <table:table-cell office:value-type="string" table:style-name="ce27">
            <text:p>Комисиия за прием ордерных чеков на инкассо ( в рублях)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table:number-columns-repeated="16377" table:style-name="ce1"/>
        </table:table-row>
        <table:table-row table:style-name="ro7" table:visibility="filter">
          <table:table-cell office:value-type="float" office:value="4294" table:style-name="ce27">
            <text:p>4294</text:p>
          </table:table-cell>
          <table:table-cell office:value-type="string" table:style-name="ce27">
            <text:p>Закрытие смены, формирование ПО по комиссии за покупку вал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7" table:visibility="filter">
          <table:table-cell office:value-type="float" office:value="4295" table:style-name="ce27">
            <text:p>4295</text:p>
          </table:table-cell>
          <table:table-cell office:value-type="string" table:style-name="ce27">
            <text:p>Закрытие смены, формирование ПО по комиссии за продажу вал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7" table:visibility="filter">
          <table:table-cell office:value-type="float" office:value="4296" table:style-name="ce27">
            <text:p>4296</text:p>
          </table:table-cell>
          <table:table-cell office:value-type="string" table:style-name="ce27">
            <text:p>Закрытие смены, формирование ПО по комиссии за покупку п.вал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7" table:visibility="filter">
          <table:table-cell office:value-type="float" office:value="4297" table:style-name="ce27">
            <text:p>4297</text:p>
          </table:table-cell>
          <table:table-cell office:value-type="string" table:style-name="ce27">
            <text:p>Закрытие смены, формирование ПО по комиссиям за размен валют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7" table:visibility="filter">
          <table:table-cell office:value-type="float" office:value="4298" table:style-name="ce27">
            <text:p>4298</text:p>
          </table:table-cell>
          <table:table-cell office:value-type="string" table:style-name="ce27">
            <text:p>Закрытие смены, формирование ПО по комиссиям за замену п.вал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 table:style-name="ce1"/>
        </table:table-row>
        <table:table-row table:style-name="ro2" table:visibility="filter">
          <table:table-cell office:value-type="float" office:value="4301" table:style-name="ce27">
            <text:p>4301</text:p>
          </table:table-cell>
          <table:table-cell office:value-type="string" table:style-name="ce27">
            <text:p>Размен от ЮЛ</text:p>
          </table:table-cell>
          <table:table-cell office:value-type="float" office:value="3014511" table:style-name="ce27">
            <text:p>3014511</text:p>
          </table:table-cell>
          <table:table-cell office:value-type="string" table:style-name="ce27">
            <text:p>Размен от ЮЛ</text:p>
          </table:table-cell>
          <table:table-cell table:style-name="ce27"/>
          <table:table-cell office:value-type="string" table:style-name="ce27">
            <text:p>No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302" table:style-name="ce27">
            <text:p>4302</text:p>
          </table:table-cell>
          <table:table-cell office:value-type="string" table:style-name="ce27">
            <text:p>Размен от ЮЛ</text:p>
          </table:table-cell>
          <table:table-cell office:value-type="float" office:value="3014511" table:style-name="ce27">
            <text:p>3014511</text:p>
          </table:table-cell>
          <table:table-cell office:value-type="string" table:style-name="ce27">
            <text:p>Размен от ЮЛ</text:p>
          </table:table-cell>
          <table:table-cell table:style-name="ce27"/>
          <table:table-cell office:value-type="string" table:style-name="ce27">
            <text:p>No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03" table:style-name="ce27">
            <text:p>4303</text:p>
          </table:table-cell>
          <table:table-cell office:value-type="string" table:style-name="ce27">
            <text:p>Размен от ЮЛ</text:p>
          </table:table-cell>
          <table:table-cell office:value-type="float" office:value="3014511" table:style-name="ce27">
            <text:p>3014511</text:p>
          </table:table-cell>
          <table:table-cell office:value-type="string" table:style-name="ce27">
            <text:p>Размен от ЮЛ</text:p>
          </table:table-cell>
          <table:table-cell table:style-name="ce27"/>
          <table:table-cell office:value-type="string" table:style-name="ce27">
            <text:p>No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7">
          <table:table-cell office:value-type="float" office:value="4307" table:style-name="ce31">
            <text:p>4307</text:p>
          </table:table-cell>
          <table:table-cell office:value-type="string" table:style-name="ce27">
            <text:p>Задержание банкнот, имеющих явные признаки подделки, от ЮЛ</text:p>
          </table:table-cell>
          <table:table-cell office:value-type="float" office:value="3013542" table:style-name="ce27">
            <text:p>3013542</text:p>
          </table:table-cell>
          <table:table-cell office:value-type="string" table:style-name="ce27">
            <text:p>Задержание банкнот, имеющих явные признаки подделки, от ЮЛ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7">
          <table:table-cell office:value-type="float" office:value="4307" table:style-name="ce31">
            <text:p>4307</text:p>
          </table:table-cell>
          <table:table-cell office:value-type="string" table:style-name="ce27">
            <text:p>Задержание банкнот, имеющих явные признаки подделки, от ЮЛ</text:p>
          </table:table-cell>
          <table:table-cell office:value-type="float" office:value="3014016" table:style-name="ce27">
            <text:p>3014016</text:p>
          </table:table-cell>
          <table:table-cell office:value-type="string" table:style-name="ce27">
            <text:p>Задержание банкнот, имеющих явные признаки подделки, от ЮЛ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4310" table:style-name="ce31">
            <text:p>4310</text:p>
          </table:table-cell>
          <table:table-cell office:value-type="string" table:style-name="ce27">
            <text:p>Прием на экспертизу валюты (ЮЛ)</text:p>
          </table:table-cell>
          <table:table-cell office:value-type="float" office:value="3013537" table:style-name="ce27">
            <text:p>3013537</text:p>
          </table:table-cell>
          <table:table-cell office:value-type="string" table:style-name="ce27">
            <text:p>Приём на экспертизу от ЮЛ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4310" table:style-name="ce31">
            <text:p>4310</text:p>
          </table:table-cell>
          <table:table-cell office:value-type="string" table:style-name="ce27">
            <text:p>Прием на экспертизу валюты (ЮЛ)</text:p>
          </table:table-cell>
          <table:table-cell office:value-type="float" office:value="3014010" table:style-name="ce27">
            <text:p>3014010</text:p>
          </table:table-cell>
          <table:table-cell office:value-type="string" table:style-name="ce27">
            <text:p>Прием на экспертизу от ЮЛ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>
          <table:table-cell office:value-type="float" office:value="4320" table:style-name="ce31">
            <text:p>4320</text:p>
          </table:table-cell>
          <table:table-cell office:value-type="string" table:style-name="ce27">
            <text:p>Прием на инкассо валюты (ЮЛ)</text:p>
          </table:table-cell>
          <table:table-cell office:value-type="float" office:value="3013532" table:style-name="ce27">
            <text:p>3013532</text:p>
          </table:table-cell>
          <table:table-cell office:value-type="string" table:style-name="ce27">
            <text:p>Прием на инкассо денежных знаков от ЮЛ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08" table:style-name="ce27">
            <text:p>5008</text:p>
          </table:table-cell>
          <table:table-cell office:value-type="string" table:style-name="ce27">
            <text:p>Создание Договора ИБС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09" table:style-name="ce27">
            <text:p>5009</text:p>
          </table:table-cell>
          <table:table-cell office:value-type="string" table:style-name="ce27">
            <text:p>Редактирование Договора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float" office:value="5021" table:style-name="ce27">
            <text:p>5021</text:p>
          </table:table-cell>
          <table:table-cell office:value-type="string" table:style-name="ce27">
            <text:p>Погашение суммы по Договору ИБС вне модуля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float" office:value="5022" table:style-name="ce27">
            <text:p>5022</text:p>
          </table:table-cell>
          <table:table-cell office:value-type="string" table:style-name="ce27">
            <text:p>Отмена погашения суммы по Договору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float" office:value="5023" table:style-name="ce27">
            <text:p>5023</text:p>
          </table:table-cell>
          <table:table-cell office:value-type="string" table:style-name="ce27">
            <text:p>Выдача ключей по Акту п/п ИБС и ключей от него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float" office:value="5024" table:style-name="ce27">
            <text:p>5024</text:p>
          </table:table-cell>
          <table:table-cell office:value-type="string" table:style-name="ce27">
            <text:p>Возврат ключей по Акту п/п ИБС и ключей от него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float" office:value="5025" table:style-name="ce27">
            <text:p>5025</text:p>
          </table:table-cell>
          <table:table-cell office:value-type="string" table:style-name="ce27">
            <text:p>Возврат ключей по Акту п/п при наличии порчи ИБС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7" table:visibility="filter">
          <table:table-cell office:value-type="float" office:value="5032" table:style-name="ce27">
            <text:p>5032</text:p>
          </table:table-cell>
          <table:table-cell office:value-type="string" table:style-name="ce27">
            <text:p>Отмена Дополнительного соглашения к Договору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1" table:visibility="filter">
          <table:table-cell office:value-type="float" office:value="5033" table:style-name="ce27">
            <text:p>5033</text:p>
          </table:table-cell>
          <table:table-cell office:value-type="string" table:style-name="ce27">
            <text:p>Отмена Договора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float" office:value="5034" table:style-name="ce27">
            <text:p>5034</text:p>
          </table:table-cell>
          <table:table-cell office:value-type="string" table:style-name="ce27">
            <text:p>Отмена текущего действия к Договору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float" office:value="5039" table:style-name="ce27">
            <text:p>5039</text:p>
          </table:table-cell>
          <table:table-cell office:value-type="string" table:style-name="ce27">
            <text:p>Списание задолженностей по Договору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float" office:value="5040" table:style-name="ce27">
            <text:p>5040</text:p>
          </table:table-cell>
          <table:table-cell office:value-type="string" table:style-name="ce27">
            <text:p>Вскрытие ИБС с прекращением Договора ИБС (без Клиента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float" office:value="5041" table:style-name="ce27">
            <text:p>5041</text:p>
          </table:table-cell>
          <table:table-cell office:value-type="string" table:style-name="ce27">
            <text:p>Дополнительное соглашение о замене ИБС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7" table:visibility="filter">
          <table:table-cell office:value-type="float" office:value="5042" table:style-name="ce27">
            <text:p>5042</text:p>
          </table:table-cell>
          <table:table-cell office:value-type="string" table:style-name="ce27">
            <text:p>Дополнительное соглашение об изменении местоположения ИБС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7" table:visibility="filter">
          <table:table-cell office:value-type="float" office:value="5043" table:style-name="ce27">
            <text:p>5043</text:p>
          </table:table-cell>
          <table:table-cell office:value-type="string" table:style-name="ce27">
            <text:p>Дополнительное соглашение об изменении условий доступа к ИБС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7" table:visibility="filter">
          <table:table-cell office:value-type="float" office:value="5044" table:style-name="ce27">
            <text:p>5044</text:p>
          </table:table-cell>
          <table:table-cell office:value-type="string" table:style-name="ce27">
            <text:p>Дополнительное соглашение о продлении срока пользования ИБС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7" table:visibility="filter">
          <table:table-cell office:value-type="float" office:value="5045" table:style-name="ce27">
            <text:p>5045</text:p>
          </table:table-cell>
          <table:table-cell office:value-type="string" table:style-name="ce27">
            <text:p>ДС об изменении порядка продления срока (автопролонгация)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46" table:style-name="ce27">
            <text:p>5046</text:p>
          </table:table-cell>
          <table:table-cell office:value-type="string" table:style-name="ce27">
            <text:p>Автопролонгация Договора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2" table:visibility="filter">
          <table:table-cell office:value-type="float" office:value="5047" table:style-name="ce27">
            <text:p>5047</text:p>
          </table:table-cell>
          <table:table-cell office:value-type="string" table:style-name="ce27">
            <text:p>Замена ключей от ИБС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float" office:value="5048" table:style-name="ce27">
            <text:p>5048</text:p>
          </table:table-cell>
          <table:table-cell office:value-type="string" table:style-name="ce27">
            <text:p>Досрочное расторжение Договора ИБС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float" office:value="5049" table:style-name="ce27">
            <text:p>5049</text:p>
          </table:table-cell>
          <table:table-cell office:value-type="string" table:style-name="ce27">
            <text:p>Закрытие Договора ИБС по истечении срока пользования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7" table:visibility="filter">
          <table:table-cell office:value-type="float" office:value="5050" table:style-name="ce27">
            <text:p>5050</text:p>
          </table:table-cell>
          <table:table-cell office:value-type="string" table:style-name="ce27">
            <text:p>Вскрытие ИБС с прекращением Договора ИБС (с Клиентом)</text:p>
          </table:table-cell>
          <table:table-cell table:number-columns-repeated="2" table:style-name="ce27"/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7" table:visibility="filter">
          <table:table-cell office:value-type="string" table:style-name="ce27">
            <text:p>5051.2</text:p>
          </table:table-cell>
          <table:table-cell office:value-type="string" table:style-name="ce27">
            <text:p>Комиссия за предоставление в пользование ИБС со счета ФЛ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string" table:style-name="ce27">
            <text:p>5052.2</text:p>
          </table:table-cell>
          <table:table-cell office:value-type="string" table:style-name="ce27">
            <text:p>Вознаграждение за обеспечение доступа к ИБС со счета ФЛ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string" table:style-name="ce27">
            <text:p>5053.2</text:p>
          </table:table-cell>
          <table:table-cell office:value-type="string" table:style-name="ce27">
            <text:p>Штраф за порчу и/или вскрытие ИБС, за замену замка со счета ФЛ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string" table:style-name="ce27">
            <text:p>5054.2</text:p>
          </table:table-cell>
          <table:table-cell office:value-type="string" table:style-name="ce27">
            <text:p>Комиссия за пользование ИБС сверх срока со счета ФЛ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string" table:style-name="ce27">
            <text:p>5055.2</text:p>
          </table:table-cell>
          <table:table-cell office:value-type="string" table:style-name="ce27">
            <text:p>Штраф за вскрытие ИБС в отсутствии клиентов со счета ФЛ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string" table:style-name="ce27">
            <text:p>5057.2</text:p>
          </table:table-cell>
          <table:table-cell office:value-type="string" table:style-name="ce27">
            <text:p>Оплата расходов Банка сверх тарифа, отраженных на 47423(3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string" table:style-name="ce27">
            <text:p>5058.2</text:p>
          </table:table-cell>
          <table:table-cell office:value-type="string" table:style-name="ce27">
            <text:p>Оплата комиссии, отраженной на счетах требований 47423(1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string" table:style-name="ce27">
            <text:p>5059.2</text:p>
          </table:table-cell>
          <table:table-cell office:value-type="string" table:style-name="ce27">
            <text:p>Оплата комиссии, отраженной на счетах требований 47423(2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2" table:visibility="filter">
          <table:table-cell office:value-type="float" office:value="5060" table:style-name="ce27">
            <text:p>5060</text:p>
          </table:table-cell>
          <table:table-cell office:value-type="string" table:style-name="ce27">
            <text:p>Балансировка задолженности по НД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float" office:value="5061" table:style-name="ce27">
            <text:p>5061</text:p>
          </table:table-cell>
          <table:table-cell office:value-type="string" table:style-name="ce27">
            <text:p>Учет на 47423(1) комиссии за пользование сверх срока без НД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2" table:visibility="filter">
          <table:table-cell office:value-type="float" office:value="5062" table:style-name="ce27">
            <text:p>5062</text:p>
          </table:table-cell>
          <table:table-cell office:value-type="string" table:style-name="ce27">
            <text:p>Учет на 47423(1) суммы НД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float" office:value="5063" table:style-name="ce27">
            <text:p>5063</text:p>
          </table:table-cell>
          <table:table-cell office:value-type="string" table:style-name="ce27">
            <text:p>Учет на 47423(3) расходов Банка сверх тариф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float" office:value="5064" table:style-name="ce27">
            <text:p>5064</text:p>
          </table:table-cell>
          <table:table-cell office:value-type="string" table:style-name="ce27">
            <text:p>Переучет на 47423(2) комиссии за пользование сверх срок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string" table:style-name="ce27">
            <text:p>5070.2</text:p>
          </table:table-cell>
          <table:table-cell office:value-type="string" table:style-name="ce27">
            <text:p>Отмена штрафа за вскрытие ИБС в отсутствии клиентов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string" table:style-name="ce27">
            <text:p>5071.2</text:p>
          </table:table-cell>
          <table:table-cell office:value-type="string" table:style-name="ce27">
            <text:p>Отмена комиссии за предоставление в пользование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string" table:style-name="ce27">
            <text:p>5072.2</text:p>
          </table:table-cell>
          <table:table-cell office:value-type="string" table:style-name="ce27">
            <text:p>Отмена вознаграждение за обеспечение доступа к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string" table:style-name="ce27">
            <text:p>5073.2</text:p>
          </table:table-cell>
          <table:table-cell office:value-type="string" table:style-name="ce27">
            <text:p>Отмена штрафа за порчу и/или вскрытие ИБС, за замену замк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string" table:style-name="ce27">
            <text:p>5075.2</text:p>
          </table:table-cell>
          <table:table-cell office:value-type="string" table:style-name="ce27">
            <text:p>Отмена доплаты комиссии за пользование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string" table:style-name="ce27">
            <text:p>5076.2</text:p>
          </table:table-cell>
          <table:table-cell office:value-type="string" table:style-name="ce27">
            <text:p>Отмена частичного возврата комиссии за пользование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string" table:style-name="ce27">
            <text:p>5077.2</text:p>
          </table:table-cell>
          <table:table-cell office:value-type="string" table:style-name="ce27">
            <text:p>Отмена комиссии за пользование ИБС сверх срок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string" table:style-name="ce27">
            <text:p>5078.2</text:p>
          </table:table-cell>
          <table:table-cell office:value-type="string" table:style-name="ce27">
            <text:p>Отмена комиссии, отраженной на счетах требований 47423(1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string" table:style-name="ce27">
            <text:p>5079.2</text:p>
          </table:table-cell>
          <table:table-cell office:value-type="string" table:style-name="ce27">
            <text:p>Отмена комиссии, отраженной на счетах требований 47423(2)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2" table:visibility="filter">
          <table:table-cell office:value-type="float" office:value="5080" table:style-name="ce27">
            <text:p>5080</text:p>
          </table:table-cell>
          <table:table-cell office:value-type="string" table:style-name="ce27">
            <text:p>Отмена балансировки задолженности по НД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float" office:value="5081" table:style-name="ce27">
            <text:p>5081</text:p>
          </table:table-cell>
          <table:table-cell office:value-type="string" table:style-name="ce27">
            <text:p>Уведомление об окончании срока пользования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float" office:value="5082" table:style-name="ce27">
            <text:p>5082</text:p>
          </table:table-cell>
          <table:table-cell office:value-type="string" table:style-name="ce27">
            <text:p>Уведомление о вскрытии ИБС по истечении срока пользования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float" office:value="5083" table:style-name="ce27">
            <text:p>5083</text:p>
          </table:table-cell>
          <table:table-cell office:value-type="string" table:style-name="ce27">
            <text:p>Уведомление о вскрытии ИБС при производстве следств.действий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float" office:value="5084" table:style-name="ce27">
            <text:p>5084</text:p>
          </table:table-cell>
          <table:table-cell office:value-type="string" table:style-name="ce27">
            <text:p>Уведомление о досрочном расторжении Договора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2" table:visibility="filter">
          <table:table-cell office:value-type="float" office:value="5085" table:style-name="ce27">
            <text:p>5085</text:p>
          </table:table-cell>
          <table:table-cell office:value-type="string" table:style-name="ce27">
            <text:p>Уведомление о вскрытии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float" office:value="5086" table:style-name="ce27">
            <text:p>5086</text:p>
          </table:table-cell>
          <table:table-cell office:value-type="string" table:style-name="ce27">
            <text:p>Уведомление об изменении местонахождения ИБС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float" office:value="5087" table:style-name="ce27">
            <text:p>5087</text:p>
          </table:table-cell>
          <table:table-cell office:value-type="string" table:style-name="ce27">
            <text:p>Уведомление об изменении режима обслуживания Клиентов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string" table:style-name="ce27">
            <text:p>5095.2</text:p>
          </table:table-cell>
          <table:table-cell office:value-type="string" table:style-name="ce27">
            <text:p>Доплата комиссии за пользование ИБС со счета ФЛ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string" table:style-name="ce27">
            <text:p>5096.2</text:p>
          </table:table-cell>
          <table:table-cell office:value-type="string" table:style-name="ce27">
            <text:p>Частичный возврат комиссии за пользование ИБС со счета ФЛ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string" table:style-name="ce27">
            <text:p>5097.2</text:p>
          </table:table-cell>
          <table:table-cell office:value-type="string" table:style-name="ce27">
            <text:p>Част. возврат комиссии за пользование ИБС упл. НЕ в тек.мес.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float" office:value="5301" table:style-name="ce27">
            <text:p>5301</text:p>
          </table:table-cell>
          <table:table-cell office:value-type="string" table:style-name="ce27">
            <text:p>Продажа монет Банка Росси из драгоценных металлов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office:value-type="string" table:style-name="ce27">
            <text:p>Связанная к 5360, 5320</text:p>
          </table:table-cell>
          <table:table-cell table:number-columns-repeated="16377"/>
        </table:table-row>
        <table:table-row table:style-name="ro9" table:visibility="filter">
          <table:table-cell office:value-type="float" office:value="5302" table:style-name="ce27">
            <text:p>5302</text:p>
          </table:table-cell>
          <table:table-cell office:value-type="string" table:style-name="ce27">
            <text:p>Продажа иностранных монет из драгоценных металлов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office:value-type="string" table:style-name="ce27">
            <text:p>Связанная к 5360, 5320</text:p>
          </table:table-cell>
          <table:table-cell table:number-columns-repeated="16377"/>
        </table:table-row>
        <table:table-row table:style-name="ro9" table:visibility="filter">
          <table:table-cell office:value-type="float" office:value="5303" table:style-name="ce27">
            <text:p>5303</text:p>
          </table:table-cell>
          <table:table-cell office:value-type="string" table:style-name="ce27">
            <text:p>Покупка монет Банка России из драгоценных металлов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office:value-type="string" table:style-name="ce27">
            <text:p>Связанная к 5330</text:p>
          </table:table-cell>
          <table:table-cell table:number-columns-repeated="16377"/>
        </table:table-row>
        <table:table-row table:style-name="ro9" table:visibility="filter">
          <table:table-cell office:value-type="float" office:value="5304" table:style-name="ce27">
            <text:p>5304</text:p>
          </table:table-cell>
          <table:table-cell office:value-type="string" table:style-name="ce27">
            <text:p>Покупка иностранных монет из драгоценных металлов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office:value-type="string" table:style-name="ce27">
            <text:p>Связанная к 5330</text:p>
          </table:table-cell>
          <table:table-cell table:number-columns-repeated="16377"/>
        </table:table-row>
        <table:table-row table:style-name="ro9" table:visibility="filter">
          <table:table-cell office:value-type="float" office:value="5310" table:style-name="ce27">
            <text:p>5310</text:p>
          </table:table-cell>
          <table:table-cell office:value-type="string" table:style-name="ce27">
            <text:p>Передача монет БР по номиналу между хранилищами ЦКУ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office:value-type="string" table:style-name="ce27">
            <text:p>Связанная к 5328, 5329</text:p>
          </table:table-cell>
          <table:table-cell table:number-columns-repeated="16377"/>
        </table:table-row>
        <table:table-row table:style-name="ro9" table:visibility="filter">
          <table:table-cell office:value-type="float" office:value="5311" table:style-name="ce27">
            <text:p>5311</text:p>
          </table:table-cell>
          <table:table-cell office:value-type="string" table:style-name="ce27">
            <text:p>Передача монет БР по цене приобр. между хранилищами ЦКУ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office:value-type="string" table:style-name="ce27">
            <text:p>Связанная к 5328, 5329</text:p>
          </table:table-cell>
          <table:table-cell table:number-columns-repeated="16377"/>
        </table:table-row>
        <table:table-row table:style-name="ro9" table:visibility="filter">
          <table:table-cell office:value-type="float" office:value="5312" table:style-name="ce27">
            <text:p>5312</text:p>
          </table:table-cell>
          <table:table-cell office:value-type="string" table:style-name="ce27">
            <text:p>Передача иностранных монет между хранилищами ЦКУ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office:value-type="string" table:style-name="ce27">
            <text:p>Связанная к 5328, 532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20" table:style-name="ce27">
            <text:p>5320</text:p>
          </table:table-cell>
          <table:table-cell office:value-type="string" table:style-name="ce27">
            <text:p>Продажа монет</text:p>
          </table:table-cell>
          <table:table-cell office:value-type="float" office:value="3031000" table:style-name="ce27">
            <text:p>3031000</text:p>
          </table:table-cell>
          <table:table-cell office:value-type="string" table:style-name="ce27">
            <text:p>Продажа монет</text:p>
          </table:table-cell>
          <table:table-cell table:style-name="ce27"/>
          <table:table-cell office:value-type="string" table:style-name="ce27">
            <text:p>No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5321" table:style-name="ce28">
            <text:p>5321</text:p>
          </table:table-cell>
          <table:table-cell office:value-type="string" table:style-name="ce27">
            <text:p>Оплата проданных монет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office:value-type="string" table:style-name="ce27">
            <text:p>Связанная к 5301, 5302, 5320, 5320</text:p>
          </table:table-cell>
          <table:table-cell table:number-columns-repeated="16377"/>
        </table:table-row>
        <table:table-row table:style-name="ro2">
          <table:table-cell office:value-type="float" office:value="5322" table:style-name="ce28">
            <text:p>5322</text:p>
          </table:table-cell>
          <table:table-cell office:value-type="string" table:style-name="ce27">
            <text:p>Продажа монет БР. Учет по номиналу.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office:value-type="string" table:style-name="ce27">
            <text:p>Связанная к 5360, 5320</text:p>
          </table:table-cell>
          <table:table-cell table:number-columns-repeated="16377"/>
        </table:table-row>
        <table:table-row table:style-name="ro9">
          <table:table-cell office:value-type="float" office:value="5323" table:style-name="ce28">
            <text:p>5323</text:p>
          </table:table-cell>
          <table:table-cell office:value-type="string" table:style-name="ce27">
            <text:p>Продажа монет БР. Учет по цене приобретения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office:value-type="string" table:style-name="ce27">
            <text:p>Связанная к 5360, 5320</text:p>
          </table:table-cell>
          <table:table-cell table:number-columns-repeated="16377"/>
        </table:table-row>
        <table:table-row table:style-name="ro7" table:visibility="filter">
          <table:table-cell office:value-type="float" office:value="5324" table:style-name="ce27">
            <text:p>5324</text:p>
          </table:table-cell>
          <table:table-cell office:value-type="string" table:style-name="ce27">
            <text:p>Доход от продажи монет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office:value-type="string" table:style-name="ce27">
            <text:p>Связанная к 5360, 5360, 5302, 5320, 5320</text:p>
          </table:table-cell>
          <table:table-cell table:number-columns-repeated="16377"/>
        </table:table-row>
        <table:table-row table:style-name="ro9" table:visibility="filter">
          <table:table-cell office:value-type="float" office:value="5325" table:style-name="ce27">
            <text:p>5325</text:p>
          </table:table-cell>
          <table:table-cell office:value-type="string" table:style-name="ce27">
            <text:p>Расход от продажи монет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office:value-type="string" table:style-name="ce27">
            <text:p>Связанная к 5320, 5320, 5360, 5360</text:p>
          </table:table-cell>
          <table:table-cell table:number-columns-repeated="16377"/>
        </table:table-row>
        <table:table-row table:style-name="ro9">
          <table:table-cell office:value-type="float" office:value="5326" table:style-name="ce28">
            <text:p>5326</text:p>
          </table:table-cell>
          <table:table-cell office:value-type="string" table:style-name="ce27">
            <text:p>Продажа иностр. монет. Учет по цене приобретения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office:value-type="string" table:style-name="ce27">
            <text:p>Связанная к 5360, 5320</text:p>
          </table:table-cell>
          <table:table-cell table:number-columns-repeated="16377"/>
        </table:table-row>
        <table:table-row table:style-name="ro9">
          <table:table-cell office:value-type="float" office:value="5328" table:style-name="ce28">
            <text:p>5328</text:p>
          </table:table-cell>
          <table:table-cell office:value-type="string" table:style-name="ce27">
            <text:p>Передача монет между хранилищами ЦКУ - ПРИХОД</text:p>
          </table:table-cell>
          <table:table-cell office:value-type="float" office:value="3651040" table:style-name="ce27">
            <text:p>3651040</text:p>
          </table:table-cell>
          <table:table-cell office:value-type="string" table:style-name="ce27">
            <text:p>Передача монет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5329" table:style-name="ce28">
            <text:p>5329</text:p>
          </table:table-cell>
          <table:table-cell office:value-type="string" table:style-name="ce27">
            <text:p>Передача монет между хранилищами ЦКУ - РАСХОД</text:p>
          </table:table-cell>
          <table:table-cell office:value-type="float" office:value="3651040" table:style-name="ce27">
            <text:p>3651040</text:p>
          </table:table-cell>
          <table:table-cell office:value-type="string" table:style-name="ce27">
            <text:p>Передача монет</text:p>
          </table:table-cell>
          <table:table-cell table:style-name="ce27"/>
          <table:table-cell office:value-type="string" table:style-name="ce27">
            <text:p>With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30" table:style-name="ce27">
            <text:p>5330</text:p>
          </table:table-cell>
          <table:table-cell office:value-type="string" table:style-name="ce27">
            <text:p>Покупка монет. Общая операция</text:p>
          </table:table-cell>
          <table:table-cell office:value-type="float" office:value="3030500" table:style-name="ce27">
            <text:p>3030500</text:p>
          </table:table-cell>
          <table:table-cell office:value-type="string" table:style-name="ce27">
            <text:p>Покупка монет</text:p>
          </table:table-cell>
          <table:table-cell table:style-name="ce27"/>
          <table:table-cell office:value-type="string" table:style-name="ce27">
            <text:p>No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2">
          <table:table-cell office:value-type="float" office:value="5331" table:style-name="ce28">
            <text:p>5331</text:p>
          </table:table-cell>
          <table:table-cell office:value-type="string" table:style-name="ce27">
            <text:p>Покупка монет. Расход денег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office:value-type="string" table:style-name="ce27">
            <text:p>Связанная к 5330</text:p>
          </table:table-cell>
          <table:table-cell table:number-columns-repeated="16377"/>
        </table:table-row>
        <table:table-row table:style-name="ro9">
          <table:table-cell office:value-type="float" office:value="5332" table:style-name="ce28">
            <text:p>5332</text:p>
          </table:table-cell>
          <table:table-cell office:value-type="string" table:style-name="ce27">
            <text:p>Покупка монет БР. Учет по цене приобретения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office:value-type="string" table:style-name="ce27">
            <text:p>Связанная к 5330</text:p>
          </table:table-cell>
          <table:table-cell table:number-columns-repeated="16377"/>
        </table:table-row>
        <table:table-row table:style-name="ro9">
          <table:table-cell office:value-type="float" office:value="5333" table:style-name="ce28">
            <text:p>5333</text:p>
          </table:table-cell>
          <table:table-cell office:value-type="string" table:style-name="ce27">
            <text:p>Покупка иностр. монет. Учет по цене приобретения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office:value-type="string" table:style-name="ce27">
            <text:p>Связанная к 5330</text:p>
          </table:table-cell>
          <table:table-cell table:number-columns-repeated="16377"/>
        </table:table-row>
        <table:table-row table:style-name="ro2">
          <table:table-cell office:value-type="float" office:value="5334" table:style-name="ce28">
            <text:p>5334</text:p>
          </table:table-cell>
          <table:table-cell office:value-type="string" table:style-name="ce27">
            <text:p>Покупка моне БР. Учет по номиналу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office:value-type="string" table:style-name="ce27">
            <text:p>Связанная к 5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60" table:style-name="ce27">
            <text:p>5360</text:p>
          </table:table-cell>
          <table:table-cell office:value-type="string" table:style-name="ce27">
            <text:p>Продажа монет со счета клиента</text:p>
          </table:table-cell>
          <table:table-cell office:value-type="float" office:value="3031000" table:style-name="ce27">
            <text:p>3031000</text:p>
          </table:table-cell>
          <table:table-cell office:value-type="string" table:style-name="ce27">
            <text:p>Продажа монет</text:p>
          </table:table-cell>
          <table:table-cell table:style-name="ce27"/>
          <table:table-cell office:value-type="string" table:style-name="ce27">
            <text:p>No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>
          <table:table-cell office:value-type="float" office:value="5361" table:style-name="ce28">
            <text:p>5361</text:p>
          </table:table-cell>
          <table:table-cell office:value-type="string" table:style-name="ce27">
            <text:p>получение монет (SC-наличность)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9">
          <table:table-cell office:value-type="float" office:value="5362" table:style-name="ce28">
            <text:p>5362</text:p>
          </table:table-cell>
          <table:table-cell office:value-type="string" table:style-name="ce27">
            <text:p>отправка монет (SC-наличность)</text:p>
          </table:table-cell>
          <table:table-cell table:number-columns-repeated="2" table:style-name="ce27"/>
          <table:table-cell office:value-type="string" table:style-name="ce27">
            <text:p>SC_NAL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70" table:style-name="ce27">
            <text:p>5370</text:p>
          </table:table-cell>
          <table:table-cell office:value-type="string" table:style-name="ce27">
            <text:p>Получение монет у контрагентов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>
          <table:table-cell office:value-type="float" office:value="5371" table:style-name="ce28">
            <text:p>5371</text:p>
          </table:table-cell>
          <table:table-cell office:value-type="string" table:style-name="ce27">
            <text:p>Получение монет Банка России ГО. На сумму номин. стоим. монт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office:value-type="string" table:style-name="ce27">
            <text:p>Связанная к 5370</text:p>
          </table:table-cell>
          <table:table-cell table:number-columns-repeated="16377"/>
        </table:table-row>
        <table:table-row table:style-name="ro9">
          <table:table-cell office:value-type="float" office:value="5372" table:style-name="ce28">
            <text:p>5372</text:p>
          </table:table-cell>
          <table:table-cell office:value-type="string" table:style-name="ce27">
            <text:p>Получение монет БР. Цена приобретения( отпускная) - номинал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office:value-type="string" table:style-name="ce27">
            <text:p>Связанная к 5370</text:p>
          </table:table-cell>
          <table:table-cell table:number-columns-repeated="16377"/>
        </table:table-row>
        <table:table-row table:style-name="ro9">
          <table:table-cell office:value-type="float" office:value="5373" table:style-name="ce28">
            <text:p>5373</text:p>
          </table:table-cell>
          <table:table-cell office:value-type="string" table:style-name="ce27">
            <text:p>Получение иностранных монет. Цена приобретения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office:value-type="string" table:style-name="ce27">
            <text:p>Связанная к 5370</text:p>
          </table:table-cell>
          <table:table-cell table:number-columns-repeated="16377"/>
        </table:table-row>
        <table:table-row table:style-name="ro9">
          <table:table-cell office:value-type="float" office:value="5380" table:style-name="ce28">
            <text:p>5380</text:p>
          </table:table-cell>
          <table:table-cell office:value-type="string" table:style-name="ce27">
            <text:p>Оприходование коробок с монетами из ДМ от контрагентов.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table:number-columns-repeated="16377"/>
        </table:table-row>
        <table:table-row table:style-name="ro2">
          <table:table-cell office:value-type="float" office:value="5381" table:style-name="ce28">
            <text:p>5381</text:p>
          </table:table-cell>
          <table:table-cell office:value-type="string" table:style-name="ce27">
            <text:p>Списание коробок с монетами из ДМ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table:number-columns-repeated="16377"/>
        </table:table-row>
        <table:table-row table:style-name="ro2" table:visibility="filter">
          <table:table-cell office:value-type="float" office:value="5393" table:style-name="ce27">
            <text:p>5393</text:p>
          </table:table-cell>
          <table:table-cell office:value-type="string" table:style-name="ce27">
            <text:p>Свёртка. Реестр по монетам. Расход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2" table:visibility="filter">
          <table:table-cell office:value-type="float" office:value="5394" table:style-name="ce27">
            <text:p>5394</text:p>
          </table:table-cell>
          <table:table-cell office:value-type="string" table:style-name="ce27">
            <text:p>Свертка реестр по монетам из.МО. Доход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float" office:value="5395" table:style-name="ce27">
            <text:p>5395</text:p>
          </table:table-cell>
          <table:table-cell office:value-type="string" table:style-name="ce27">
            <text:p>Свертка реестр по монетам БР.МО.Расход по цене приобретения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float" office:value="5396" table:style-name="ce27">
            <text:p>5396</text:p>
          </table:table-cell>
          <table:table-cell office:value-type="string" table:style-name="ce27">
            <text:p>Свертка реестр по ин.монетам.РКО.Расход иностр. монет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float" office:value="5397" table:style-name="ce27">
            <text:p>5397</text:p>
          </table:table-cell>
          <table:table-cell office:value-type="string" table:style-name="ce27">
            <text:p>Свертка реестр по монетам.РКО. Расход монет Банка России.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7" table:visibility="filter">
          <table:table-cell office:value-type="float" office:value="5398" table:style-name="ce27">
            <text:p>5398</text:p>
          </table:table-cell>
          <table:table-cell office:value-type="string" table:style-name="ce27">
            <text:p>Свертка реестр по монетам из.ПКО. Получение денег от клиента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float" office:value="5399" table:style-name="ce27">
            <text:p>5399</text:p>
          </table:table-cell>
          <table:table-cell office:value-type="string" table:style-name="ce27">
            <text:p>Закрытие реестра по операциям с монетами из ДМ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>
          <table:table-cell office:value-type="float" office:value="6000" table:style-name="ce28">
            <text:p>6000</text:p>
          </table:table-cell>
          <table:table-cell office:value-type="string" table:style-name="ce27">
            <text:p>Импортированные приходные операции из Бисквита</text:p>
          </table:table-cell>
          <table:table-cell table:number-columns-repeated="2" table:style-name="ce27"/>
          <table:table-cell office:value-type="string" table:style-name="ce27">
            <text:p>00000, 00006, 00018, 00051, 00056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9">
          <table:table-cell office:value-type="float" office:value="6001" table:style-name="ce28">
            <text:p>6001</text:p>
          </table:table-cell>
          <table:table-cell office:value-type="string" table:style-name="ce27">
            <text:p>Импортированные операции из Бисквита расход</text:p>
          </table:table-cell>
          <table:table-cell table:number-columns-repeated="2" table:style-name="ce27"/>
          <table:table-cell office:value-type="string" table:style-name="ce27">
            <text:p>00000, 00006, 00018, 00051, 00056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9">
          <table:table-cell office:value-type="float" office:value="6010" table:style-name="ce28">
            <text:p>6010</text:p>
          </table:table-cell>
          <table:table-cell office:value-type="string" table:style-name="ce27">
            <text:p>Приход закладных (из Бисквита)</text:p>
          </table:table-cell>
          <table:table-cell table:number-columns-repeated="2" table:style-name="ce27"/>
          <table:table-cell office:value-type="string" table:style-name="ce27">
            <text:p>00000, 00006, 00051, 00055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9">
          <table:table-cell office:value-type="float" office:value="6011" table:style-name="ce28">
            <text:p>6011</text:p>
          </table:table-cell>
          <table:table-cell office:value-type="string" table:style-name="ce27">
            <text:p>Расход закладных (из Бисквита)</text:p>
          </table:table-cell>
          <table:table-cell table:number-columns-repeated="2" table:style-name="ce27"/>
          <table:table-cell office:value-type="string" table:style-name="ce27">
            <text:p>00000, 00051, 00055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Sonic / BmpService12…</text:p>
          </table:table-cell>
          <table:table-cell table:number-columns-repeated="16377"/>
        </table:table-row>
        <table:table-row table:style-name="ro7" table:visibility="filter">
          <table:table-cell office:value-type="float" office:value="7000" table:style-name="ce27">
            <text:p>7000</text:p>
          </table:table-cell>
          <table:table-cell office:value-type="string" table:style-name="ce27">
            <text:p>Комиссия по загруженным наличным операциям ТС.</text:p>
          </table:table-cell>
          <table:table-cell table:number-columns-repeated="2" table:style-name="ce27"/>
          <table:table-cell office:value-type="string" table:style-name="ce27">
            <text:p>MBANK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9">
          <table:table-cell office:value-type="float" office:value="7001" table:style-name="ce28">
            <text:p>7001</text:p>
          </table:table-cell>
          <table:table-cell office:value-type="string" table:style-name="ce27">
            <text:p>Комиссии и прочие операции, загруженные из М-банк</text:p>
          </table:table-cell>
          <table:table-cell table:number-columns-repeated="2" table:style-name="ce27"/>
          <table:table-cell office:value-type="string" table:style-name="ce27">
            <text:p>CFT2, MBANK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2">
          <table:table-cell office:value-type="string" table:style-name="ce28">
            <text:p>7001.CFT</text:p>
          </table:table-cell>
          <table:table-cell office:value-type="string" table:style-name="ce27">
            <text:p>Оплата наличной комиссии (ЮЛ)</text:p>
          </table:table-cell>
          <table:table-cell table:number-columns-repeated="2" table:style-name="ce27"/>
          <table:table-cell office:value-type="string" table:style-name="ce27">
            <text:p>CFT2</text:p>
          </table:table-cell>
          <table:table-cell office:value-type="string" table:style-name="ce27">
            <text:p>WithValuable</text:p>
          </table:table-cell>
          <table:table-cell office:value-type="string" table:style-name="ce27">
            <text:p>JournalService.create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10" table:style-name="ce27">
            <text:p>7010</text:p>
          </table:table-cell>
          <table:table-cell office:value-type="string" table:style-name="ce27">
            <text:p>ТС. Комиссия для безналичных операций</text:p>
          </table:table-cell>
          <table:table-cell table:number-columns-repeated="3" table:style-name="ce27"/>
          <table:table-cell office:value-type="string" table:style-name="ce27">
            <text:p>No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float" office:value="7023" table:style-name="ce27">
            <text:p>7023</text:p>
          </table:table-cell>
          <table:table-cell office:value-type="string" table:style-name="ce27">
            <text:p>ТС Комиссия за справки, взимаемая безналично(рубли)</text:p>
          </table:table-cell>
          <table:table-cell office:value-type="float" office:value="3702000" table:style-name="ce27">
            <text:p>3702000</text:p>
          </table:table-cell>
          <table:table-cell office:value-type="string" table:style-name="ce27">
            <text:p>Комиссии за услуги банка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float" office:value="7025" table:style-name="ce27">
            <text:p>7025</text:p>
          </table:table-cell>
          <table:table-cell office:value-type="string" table:style-name="ce27">
            <text:p>Безналичная оплата типовых справок и услуг</text:p>
          </table:table-cell>
          <table:table-cell office:value-type="float" office:value="3703000" table:style-name="ce27">
            <text:p>3703000</text:p>
          </table:table-cell>
          <table:table-cell office:value-type="string" table:style-name="ce27">
            <text:p>Комиссии за предоставленные справки (Типовые/Нетиповые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float" office:value="7026" table:style-name="ce27">
            <text:p>7026</text:p>
          </table:table-cell>
          <table:table-cell office:value-type="string" table:style-name="ce27">
            <text:p>Безналичная оплата нетиповых справок</text:p>
          </table:table-cell>
          <table:table-cell office:value-type="float" office:value="3703000" table:style-name="ce27">
            <text:p>3703000</text:p>
          </table:table-cell>
          <table:table-cell office:value-type="string" table:style-name="ce27">
            <text:p>Комиссии за предоставленные справки (Типовые/Нетиповые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>
          <table:table-cell office:value-type="float" office:value="7028" table:style-name="ce28">
            <text:p>7028</text:p>
          </table:table-cell>
          <table:table-cell office:value-type="string" table:style-name="ce27">
            <text:p>Комиссия по платежу ФЛ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table:number-columns-repeated="16377"/>
        </table:table-row>
        <table:table-row table:style-name="ro7">
          <table:table-cell office:value-type="float" office:value="7094" table:style-name="ce28">
            <text:p>7094</text:p>
          </table:table-cell>
          <table:table-cell office:value-type="string" table:style-name="ce27">
            <text:p>Комиссия за пополнение карты через операционные кассы банка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table:number-columns-repeated="16377"/>
        </table:table-row>
        <table:table-row table:style-name="ro7">
          <table:table-cell office:value-type="float" office:value="7095" table:style-name="ce28">
            <text:p>7095</text:p>
          </table:table-cell>
          <table:table-cell office:value-type="string" table:style-name="ce27">
            <text:p>Комиссия за прием денежных средств в виде монет Банка России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table:number-columns-repeated="16377"/>
        </table:table-row>
        <table:table-row table:style-name="ro7">
          <table:table-cell office:value-type="float" office:value="7096" table:style-name="ce28">
            <text:p>7096</text:p>
          </table:table-cell>
          <table:table-cell office:value-type="string" table:style-name="ce27">
            <text:p>Комиссия за пополнение карты через операционный кассы банка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table:number-columns-repeated="16377"/>
        </table:table-row>
        <table:table-row table:style-name="ro7">
          <table:table-cell office:value-type="float" office:value="7097" table:style-name="ce28">
            <text:p>7097</text:p>
          </table:table-cell>
          <table:table-cell office:value-type="string" table:style-name="ce27">
            <text:p>Комиссия за прием денежных средств в виде монет Банка России</text:p>
          </table:table-cell>
          <table:table-cell table:number-columns-repeated="3" table:style-name="ce27"/>
          <table:table-cell office:value-type="string" table:style-name="ce27">
            <text:p>WithValuable</text:p>
          </table:table-cell>
          <table:table-cell table:style-name="ce27"/>
          <table:table-cell table:number-columns-repeated="16377"/>
        </table:table-row>
        <table:table-row table:style-name="ro9" table:visibility="filter">
          <table:table-cell office:value-type="string" table:style-name="ce27">
            <text:p>8110.2</text:p>
          </table:table-cell>
          <table:table-cell office:value-type="string" table:style-name="ce27">
            <text:p>Перевод со счета клиента на свой счет - рубли</text:p>
          </table:table-cell>
          <table:table-cell office:value-type="float" office:value="3301005" table:style-name="ce27">
            <text:p>3301005</text:p>
          </table:table-cell>
          <table:table-cell office:value-type="string" table:style-name="ce27">
            <text:p>Перевод со счета на свой счет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27">
            <text:p>8111.2</text:p>
          </table:table-cell>
          <table:table-cell office:value-type="string" table:style-name="ce27">
            <text:p>Перевод на свой счет - валюта без конверсии</text:p>
          </table:table-cell>
          <table:table-cell office:value-type="float" office:value="3301005" table:style-name="ce27">
            <text:p>3301005</text:p>
          </table:table-cell>
          <table:table-cell office:value-type="string" table:style-name="ce27">
            <text:p>Перевод со счета на свой счет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13.2</text:p>
          </table:table-cell>
          <table:table-cell office:value-type="string" table:style-name="ce27">
            <text:p>Перевод на свой счет - валюта без конверсии (МФР)</text:p>
          </table:table-cell>
          <table:table-cell office:value-type="float" office:value="3301005" table:style-name="ce27">
            <text:p>3301005</text:p>
          </table:table-cell>
          <table:table-cell office:value-type="string" table:style-name="ce27">
            <text:p>Перевод со счета на свой счет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27">
            <text:p>8114.2</text:p>
          </table:table-cell>
          <table:table-cell office:value-type="string" table:style-name="ce27">
            <text:p>Перевод на свой счет - с конверсией</text:p>
          </table:table-cell>
          <table:table-cell office:value-type="float" office:value="3301005" table:style-name="ce27">
            <text:p>3301005</text:p>
          </table:table-cell>
          <table:table-cell office:value-type="string" table:style-name="ce27">
            <text:p>Перевод со счета на свой счет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16.2</text:p>
          </table:table-cell>
          <table:table-cell office:value-type="string" table:style-name="ce27">
            <text:p>Перевод на свой счет - с конверсией по льготному курсу</text:p>
          </table:table-cell>
          <table:table-cell office:value-type="float" office:value="3301050" table:style-name="ce27">
            <text:p>3301050</text:p>
          </table:table-cell>
          <table:table-cell office:value-type="string" table:style-name="ce27">
            <text:p>Безналичная льготная конверсия</text:p>
          </table:table-cell>
          <table:table-cell table:style-name="ce27"/>
          <table:table-cell office:value-type="string" table:style-name="ce27">
            <text:p>NoValuable</text:p>
          </table:table-cell>
          <table:table-cell office:value-type="string" table:style-name="ce27">
            <text:p>Одноименный пункт меню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17.2</text:p>
          </table:table-cell>
          <table:table-cell office:value-type="string" table:style-name="ce27">
            <text:p>Перевод с МС/ТС на брокерский счет - рубли</text:p>
          </table:table-cell>
          <table:table-cell office:value-type="float" office:value="3301065" table:style-name="ce27">
            <text:p>3301065</text:p>
          </table:table-cell>
          <table:table-cell office:value-type="string" table:style-name="ce27">
            <text:p>Перевод с МС/ТС на брокерский счет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18.2</text:p>
          </table:table-cell>
          <table:table-cell office:value-type="string" table:style-name="ce27">
            <text:p>Перевод с МС/ТС на брокерский счет - валюта</text:p>
          </table:table-cell>
          <table:table-cell office:value-type="float" office:value="3301065" table:style-name="ce27">
            <text:p>3301065</text:p>
          </table:table-cell>
          <table:table-cell office:value-type="string" table:style-name="ce27">
            <text:p>Перевод с МС/ТС на брокерский счет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20.2</text:p>
          </table:table-cell>
          <table:table-cell office:value-type="string" table:style-name="ce27">
            <text:p>Перевод со счета ФЛ на счет 3-го лица (ФЛ) - рубли</text:p>
          </table:table-cell>
          <table:table-cell office:value-type="float" office:value="3301015" table:style-name="ce27">
            <text:p>3301015</text:p>
          </table:table-cell>
          <table:table-cell office:value-type="string" table:style-name="ce27">
            <text:p>Перевод со счета на счет 3-го лица (ФЛ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21.2</text:p>
          </table:table-cell>
          <table:table-cell office:value-type="string" table:style-name="ce27">
            <text:p>Перевод со счета клиента на счет 3-го лица - валюта</text:p>
          </table:table-cell>
          <table:table-cell office:value-type="float" office:value="3301015" table:style-name="ce27">
            <text:p>3301015</text:p>
          </table:table-cell>
          <table:table-cell office:value-type="string" table:style-name="ce27">
            <text:p>Перевод со счета на счет 3-го лица (ФЛ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22.2</text:p>
          </table:table-cell>
          <table:table-cell office:value-type="string" table:style-name="ce27">
            <text:p>Перевод со счета ФЛ на счет 3-го лица (ЮЛ/ИП) - рубли</text:p>
          </table:table-cell>
          <table:table-cell office:value-type="float" office:value="3301040" table:style-name="ce27">
            <text:p>3301040</text:p>
          </table:table-cell>
          <table:table-cell office:value-type="string" table:style-name="ce27">
            <text:p>Перевод со счета ФЛ на счет 3-го лица (ЮЛ/ИП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27">
            <text:p>8127.2</text:p>
          </table:table-cell>
          <table:table-cell office:value-type="string" table:style-name="ce27">
            <text:p>Платеж ФЛ со счета по свободной секции</text:p>
          </table:table-cell>
          <table:table-cell office:value-type="float" office:value="3301045" table:style-name="ce27">
            <text:p>3301045</text:p>
          </table:table-cell>
          <table:table-cell office:value-type="string" table:style-name="ce27">
            <text:p>Платежи по секциям с МС в пользу ЮЛ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27">
            <text:p>8128.2</text:p>
          </table:table-cell>
          <table:table-cell office:value-type="string" table:style-name="ce27">
            <text:p>Платеж ФЛ со счета по секции ЦОП</text:p>
          </table:table-cell>
          <table:table-cell office:value-type="float" office:value="3301045" table:style-name="ce27">
            <text:p>3301045</text:p>
          </table:table-cell>
          <table:table-cell office:value-type="string" table:style-name="ce27">
            <text:p>Платежи по секциям с МС в пользу ЮЛ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27">
            <text:p>8129.2</text:p>
          </table:table-cell>
          <table:table-cell office:value-type="string" table:style-name="ce27">
            <text:p>Платеж ФЛ со счета по свободной секции</text:p>
          </table:table-cell>
          <table:table-cell office:value-type="float" office:value="3301045" table:style-name="ce27">
            <text:p>3301045</text:p>
          </table:table-cell>
          <table:table-cell office:value-type="string" table:style-name="ce27">
            <text:p>Платежи по секциям с МС в пользу ЮЛ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30.2</text:p>
          </table:table-cell>
          <table:table-cell office:value-type="string" table:style-name="ce27">
            <text:p>Перевод со счета клиента в рублях - межбанковский</text:p>
          </table:table-cell>
          <table:table-cell office:value-type="float" office:value="3301025" table:style-name="ce27">
            <text:p>3301025</text:p>
          </table:table-cell>
          <table:table-cell office:value-type="string" table:style-name="ce27">
            <text:p>Перевод в рублях (межбанковский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32.2</text:p>
          </table:table-cell>
          <table:table-cell office:value-type="string" table:style-name="ce27">
            <text:p>Перевод на счет Присоединяемых банков в рублях</text:p>
          </table:table-cell>
          <table:table-cell office:value-type="float" office:value="3301022" table:style-name="ce27">
            <text:p>3301022</text:p>
          </table:table-cell>
          <table:table-cell office:value-type="string" table:style-name="ce27">
            <text:p>Перевод в рублях в ограниченный список банков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40.2</text:p>
          </table:table-cell>
          <table:table-cell office:value-type="string" table:style-name="ce27">
            <text:p>Перевод в иностранной валюте (международный)</text:p>
          </table:table-cell>
          <table:table-cell office:value-type="float" office:value="3301030" table:style-name="ce27">
            <text:p>3301030</text:p>
          </table:table-cell>
          <table:table-cell office:value-type="string" table:style-name="ce27">
            <text:p>Перевод в ин.валюте (международный)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7" table:visibility="filter">
          <table:table-cell office:value-type="string" table:style-name="ce27">
            <text:p>8142.2</text:p>
          </table:table-cell>
          <table:table-cell office:value-type="string" table:style-name="ce27">
            <text:p>Перевод на счет Присоединяемых банков в иностранной валюте</text:p>
          </table:table-cell>
          <table:table-cell office:value-type="float" office:value="3301032" table:style-name="ce27">
            <text:p>3301032</text:p>
          </table:table-cell>
          <table:table-cell office:value-type="string" table:style-name="ce27">
            <text:p>Перевод в ин.валюте в ограниченный список банков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27">
            <text:p>8145.2</text:p>
          </table:table-cell>
          <table:table-cell office:value-type="string" table:style-name="ce27">
            <text:p>Перевод в иностранной валюте без комиссии</text:p>
          </table:table-cell>
          <table:table-cell office:value-type="float" office:value="3301060" table:style-name="ce27">
            <text:p>3301060</text:p>
          </table:table-cell>
          <table:table-cell office:value-type="string" table:style-name="ce27">
            <text:p>Перевод в иностранной валюте без комисси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50.2</text:p>
          </table:table-cell>
          <table:table-cell office:value-type="string" table:style-name="ce27">
            <text:p>Перевод с карты клиента на свой счет - рубли</text:p>
          </table:table-cell>
          <table:table-cell office:value-type="float" office:value="3151010" table:style-name="ce27">
            <text:p>3151010</text:p>
          </table:table-cell>
          <table:table-cell office:value-type="string" table:style-name="ce27">
            <text:p>Перевод с карты на свой счет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51.2</text:p>
          </table:table-cell>
          <table:table-cell office:value-type="string" table:style-name="ce27">
            <text:p>Перевод с карты клиента на свой счет - валюта без конверс.</text:p>
          </table:table-cell>
          <table:table-cell office:value-type="float" office:value="3151010" table:style-name="ce27">
            <text:p>3151010</text:p>
          </table:table-cell>
          <table:table-cell office:value-type="string" table:style-name="ce27">
            <text:p>Перевод с карты на свой счет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52.2</text:p>
          </table:table-cell>
          <table:table-cell office:value-type="string" table:style-name="ce27">
            <text:p>Перевод с карты клиента на свой счет - с конверсией</text:p>
          </table:table-cell>
          <table:table-cell office:value-type="float" office:value="3151010" table:style-name="ce27">
            <text:p>3151010</text:p>
          </table:table-cell>
          <table:table-cell office:value-type="string" table:style-name="ce27">
            <text:p>Перевод с карты на свой счет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60.2</text:p>
          </table:table-cell>
          <table:table-cell office:value-type="string" table:style-name="ce27">
            <text:p>Перевод со счета клиента на свою карту - рубли</text:p>
          </table:table-cell>
          <table:table-cell office:value-type="float" office:value="3301010" table:style-name="ce27">
            <text:p>3301010</text:p>
          </table:table-cell>
          <table:table-cell office:value-type="string" table:style-name="ce27">
            <text:p>Перевод со счета на свою карту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61.2</text:p>
          </table:table-cell>
          <table:table-cell office:value-type="string" table:style-name="ce27">
            <text:p>Перевод со счета клиента на свою карту - валюта без конверс.</text:p>
          </table:table-cell>
          <table:table-cell office:value-type="float" office:value="3301010" table:style-name="ce27">
            <text:p>3301010</text:p>
          </table:table-cell>
          <table:table-cell office:value-type="string" table:style-name="ce27">
            <text:p>Перевод со счета на свою карту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62.2</text:p>
          </table:table-cell>
          <table:table-cell office:value-type="string" table:style-name="ce27">
            <text:p>Перевод со счета клиента на свою карту - с конверсией</text:p>
          </table:table-cell>
          <table:table-cell office:value-type="float" office:value="3301010" table:style-name="ce27">
            <text:p>3301010</text:p>
          </table:table-cell>
          <table:table-cell office:value-type="string" table:style-name="ce27">
            <text:p>Перевод со счета на свою карту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70.2</text:p>
          </table:table-cell>
          <table:table-cell office:value-type="string" table:style-name="ce27">
            <text:p>Перевод со счета клиента на карту 3-го лица - рубли</text:p>
          </table:table-cell>
          <table:table-cell office:value-type="float" office:value="3301020" table:style-name="ce27">
            <text:p>3301020</text:p>
          </table:table-cell>
          <table:table-cell office:value-type="string" table:style-name="ce27">
            <text:p>Перевод со счета на карту 3-го лица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171.2</text:p>
          </table:table-cell>
          <table:table-cell office:value-type="string" table:style-name="ce27">
            <text:p>Перевод со счета клиента на карту 3-го лица - валюта</text:p>
          </table:table-cell>
          <table:table-cell office:value-type="float" office:value="3301020" table:style-name="ce27">
            <text:p>3301020</text:p>
          </table:table-cell>
          <table:table-cell office:value-type="string" table:style-name="ce27">
            <text:p>Перевод со счета на карту 3-го лица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7" table:visibility="filter">
          <table:table-cell office:value-type="string" table:style-name="ce27">
            <text:p>8180.2</text:p>
          </table:table-cell>
          <table:table-cell office:value-type="string" table:style-name="ce27">
            <text:p>Списание средств с МС на внутрибанковский счет</text:p>
          </table:table-cell>
          <table:table-cell office:value-type="float" office:value="3301035" table:style-name="ce27">
            <text:p>3301035</text:p>
          </table:table-cell>
          <table:table-cell office:value-type="string" table:style-name="ce27">
            <text:p>Списание с МС на внутрибанковский счет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27">
            <text:p>8181.2</text:p>
          </table:table-cell>
          <table:table-cell office:value-type="string" table:style-name="ce27">
            <text:p>Оплата монет с МС/ТС Профайл</text:p>
          </table:table-cell>
          <table:table-cell office:value-type="float" office:value="3453000" table:style-name="ce27">
            <text:p>3453000</text:p>
          </table:table-cell>
          <table:table-cell office:value-type="string" table:style-name="ce27">
            <text:p>Оплата монет с МС/ТС Профайл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27">
            <text:p>8182.2</text:p>
          </table:table-cell>
          <table:table-cell office:value-type="string" table:style-name="ce27">
            <text:p>Оплата по договору уступки</text:p>
          </table:table-cell>
          <table:table-cell office:value-type="float" office:value="3555010" table:style-name="ce27">
            <text:p>3555010</text:p>
          </table:table-cell>
          <table:table-cell office:value-type="string" table:style-name="ce27">
            <text:p>Оплата по договору уступки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27">
            <text:p>8210.2</text:p>
          </table:table-cell>
          <table:table-cell office:value-type="string" table:style-name="ce27">
            <text:p>Выплата бюджетных зачислений на счет ФЛ</text:p>
          </table:table-cell>
          <table:table-cell office:value-type="float" office:value="3851010" table:style-name="ce27">
            <text:p>3851010</text:p>
          </table:table-cell>
          <table:table-cell office:value-type="string" table:style-name="ce27">
            <text:p>Выплата бюджетных зачислений на счет ФЛ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27">
            <text:p>8210.2</text:p>
          </table:table-cell>
          <table:table-cell office:value-type="string" table:style-name="ce27">
            <text:p>Выплата бюджетных зачислений на счет ФЛ</text:p>
          </table:table-cell>
          <table:table-cell office:value-type="float" office:value="7851010" table:style-name="ce27">
            <text:p>7851010</text:p>
          </table:table-cell>
          <table:table-cell office:value-type="string" table:style-name="ce27">
            <text:p>Выплата бюджетных зачислений на счет ФЛ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style-name="ro9" table:visibility="filter">
          <table:table-cell office:value-type="string" table:style-name="ce27">
            <text:p>8281.2</text:p>
          </table:table-cell>
          <table:table-cell office:value-type="string" table:style-name="ce27">
            <text:p>Возврат страховой премии по КД для ВТБ страхование</text:p>
          </table:table-cell>
          <table:table-cell office:value-type="float" office:value="3554020" table:style-name="ce27">
            <text:p>3554020</text:p>
          </table:table-cell>
          <table:table-cell office:value-type="string" table:style-name="ce27">
            <text:p>Возврат страховой премии по кредитному договору</text:p>
          </table:table-cell>
          <table:table-cell office:value-type="string" table:style-name="ce27">
            <text:p>SBL_FR</text:p>
          </table:table-cell>
          <table:table-cell office:value-type="string" table:style-name="ce27">
            <text:p>NoValuable</text:p>
          </table:table-cell>
          <table:table-cell office:value-type="string" table:style-name="ce27">
            <text:p>Ручная загрузка хмл…</text:p>
          </table:table-cell>
          <table:table-cell table:number-columns-repeated="16377"/>
        </table:table-row>
        <table:table-row table:number-rows-repeated="1048189" table:style-name="ro1">
          <table:table-cell table:number-columns-repeated="16384"/>
        </table:table-row>
      </table:table>
      <table:database-ranges>
        <table:database-range table:target-range-address="Лист1.A1:Лист1.F34" table:name="__Anonymous_Sheet_DB__0" table:display-filter-buttons="true"/>
        <table:database-range table:target-range-address="Лист2.A1:Лист2.G387" table:display-filter-buttons="true">
          <table:filter>
            <table:filter-condition table:field-number="5" table:value="WithValuable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mitry A. Ivanov</dc:creator>
    <meta:creation-date>2022-03-10T17:08:29Z</meta:creation-date>
    <dc:date>2022-03-22T15:18:44Z</dc:date>
    <meta:editing-cycles>1</meta:editing-cycles>
    <meta:editing-duration>PT1013S</meta:editing-duration>
  </office:meta>
</office:document-meta>
</file>